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986in" fo:margin-left="-0.0118in" fo:margin-right="0.0118in" table:align="margins" style:writing-mode="lr-tb"/>
    </style:style>
    <style:style style:name="Table1.A" style:family="table-column">
      <style:table-column-properties style:column-width="6.9986in" style:rel-column-width="65535*"/>
    </style:style>
    <style:style style:name="Table1.1" style:family="table-row">
      <style:table-row-properties style:row-height="1.7243in" style:keep-together="true" fo:keep-together="auto"/>
    </style:style>
    <style:style style:name="Table1.A1" style:family="table-cell">
      <style:table-cell-properties fo:padding="0in" fo:border="0.0007in solid #000000"/>
    </style:style>
    <style:style style:name="Worksheet" style:family="table" style:master-page-name="">
      <style:table-properties style:width="6.5833in" fo:margin-left="0.1563in" fo:margin-right="0.2604in" style:page-number="auto" table:align="margins" style:may-break-between-rows="false" style:writing-mode="lr-tb"/>
    </style:style>
    <style:style style:name="Worksheet.A" style:family="table-column">
      <style:table-column-properties style:column-width="3.625in" style:rel-column-width="36085*"/>
    </style:style>
    <style:style style:name="Worksheet.B" style:family="table-column">
      <style:table-column-properties style:column-width="1.4896in" style:rel-column-width="14828*"/>
    </style:style>
    <style:style style:name="Worksheet.C" style:family="table-column">
      <style:table-column-properties style:column-width="1.4688in" style:rel-column-width="14622*"/>
    </style:style>
    <style:style style:name="Worksheet.A1" style:family="table-cell">
      <style:table-cell-properties fo:padding="0in" fo:border="none"/>
    </style:style>
    <style:style style:name="Table2" style:family="table">
      <style:table-properties style:width="7in" table:align="margins" style:writing-mode="lr-tb"/>
    </style:style>
    <style:style style:name="Table2.A" style:family="table-column">
      <style:table-column-properties style:column-width="2.3333in" style:rel-column-width="21845*"/>
    </style:style>
    <style:style style:name="Table2.A1" style:family="table-cell">
      <style:table-cell-properties fo:padding="0.0382in" fo:border="none"/>
    </style:style>
    <style:style style:name="Table2.C2" style:family="table-cell" style:data-style-name="N104">
      <style:table-cell-properties fo:padding="0.0382in" fo:border="none"/>
    </style:style>
    <style:style style:name="P1" style:family="paragraph" style:parent-style-name="Standard">
      <style:paragraph-properties fo:margin-left="0.45in" fo:margin-right="0in" fo:margin-top="0in" fo:margin-bottom="0in" fo:line-height="100%" fo:text-indent="0in" style:auto-text-indent="false" style:writing-mode="lr-tb"/>
      <style:text-properties style:font-name="Arial" fo:font-size="11pt" fo:letter-spacing="-0.0055in" style:font-size-asian="11pt" style:font-name-complex="Verdana" style:font-size-complex="11pt"/>
    </style:style>
    <style:style style:name="P2" style:family="paragraph" style:parent-style-name="Standard">
      <style:paragraph-properties fo:margin-left="0.45in" fo:margin-right="0in" fo:margin-top="0.25in" fo:margin-bottom="0in" fo:line-height="75%" fo:text-indent="0in" style:auto-text-indent="false" style:writing-mode="lr-tb"/>
      <style:text-properties style:font-name="Arial" fo:font-size="11pt" fo:letter-spacing="-0.0071in" style:font-size-asian="11pt" style:font-name-complex="Verdana" style:font-size-complex="11pt"/>
    </style:style>
    <style:style style:name="P3" style:family="paragraph" style:parent-style-name="Standard">
      <style:paragraph-properties fo:margin-left="0.45in" fo:margin-right="0in" fo:margin-top="0.15in" fo:margin-bottom="0in" fo:line-height="100%" fo:text-indent="0in" style:auto-text-indent="false" fo:break-before="column" style:writing-mode="lr-tb"/>
      <style:text-properties style:font-name="Arial" fo:font-size="11pt" style:font-size-asian="11pt" style:font-name-complex="Verdana" style:font-size-complex="11pt"/>
    </style:style>
    <style:style style:name="P4" style:family="paragraph" style:parent-style-name="Standard">
      <style:paragraph-properties fo:margin-left="0.05in" fo:margin-right="0in" fo:margin-top="0in" fo:margin-bottom="0.15in" fo:line-height="100%" fo:text-align="center" style:justify-single-word="false" fo:text-indent="0in" style:auto-text-indent="false" style:writing-mode="lr-tb">
        <style:tab-stops>
          <style:tab-stop style:position="5.1917in" style:type="right"/>
        </style:tab-stops>
      </style:paragraph-properties>
      <style:text-properties style:font-name="Arial" fo:font-size="14pt" fo:font-weight="bold" style:font-size-asian="14pt" style:font-weight-asian="bold" style:font-name-complex="Arial" style:font-size-complex="14pt" style:font-weight-complex="bold"/>
    </style:style>
    <style:style style:name="P5" style:family="paragraph" style:parent-style-name="Standard">
      <style:paragraph-properties fo:margin-left="0.6874in" fo:margin-right="0in" fo:line-height="85%" fo:text-indent="0in" style:auto-text-indent="false" style:writing-mode="lr-tb"/>
      <style:text-properties style:font-name="Arial" fo:font-size="9.5pt" fo:letter-spacing="-0.0016in" fo:font-weight="bold" style:font-size-asian="9.5pt" style:font-weight-asian="bold" style:font-name-complex="Tahoma" style:font-size-complex="9.5pt" style:font-weight-complex="bold"/>
    </style:style>
    <style:style style:name="P6" style:family="paragraph" style:parent-style-name="Standard">
      <style:paragraph-properties fo:margin-left="0.3752in" fo:margin-right="6.85in" fo:margin-top="0in" fo:margin-bottom="0in" fo:text-align="justify" style:justify-single-word="false" fo:text-indent="0in" style:auto-text-indent="false" style:writing-mode="lr-tb">
        <style:tab-stops>
          <style:tab-stop style:position="7.25in"/>
        </style:tab-stops>
      </style:paragraph-properties>
      <style:text-properties style:font-name="Arial" fo:font-size="9.5pt" fo:letter-spacing="-0.0071in" style:font-name-asian="Verdana" style:font-size-asian="9.5pt" style:font-name-complex="Verdana" style:font-size-complex="9.5pt"/>
    </style:style>
    <style:style style:name="P7" style:family="paragraph" style:parent-style-name="Standard">
      <style:paragraph-properties fo:margin-top="0.1252in" fo:margin-bottom="0.139in" fo:text-align="center" style:justify-single-word="false" style:writing-mode="lr-tb"/>
      <style:text-properties style:font-name="Arial" fo:font-size="10pt" fo:letter-spacing="0.0008in" fo:font-weight="bold" style:font-size-asian="10pt" style:font-weight-asian="bold" style:font-name-complex="Tahoma" style:font-size-complex="10pt" style:font-weight-complex="bold"/>
    </style:style>
    <style:style style:name="P8" style:family="paragraph" style:parent-style-name="Standard">
      <style:paragraph-properties fo:margin-top="0.0252in" fo:margin-bottom="0.139in" fo:text-align="center" style:justify-single-word="false" style:writing-mode="lr-tb"/>
      <style:text-properties style:font-name="Arial" fo:letter-spacing="0.002in" fo:font-weight="bold" style:font-weight-asian="bold" style:font-weight-complex="bold"/>
    </style:style>
    <style:style style:name="P9" style:family="paragraph" style:parent-style-name="Standard">
      <style:paragraph-properties fo:margin-left="0in" fo:margin-right="0.9in" fo:line-height="100%" fo:text-indent="0in" style:auto-text-indent="false" style:writing-mode="lr-tb"/>
      <style:text-properties style:font-name="Arial" fo:font-size="8pt" style:font-size-asian="8pt" style:font-name-complex="Tahoma" style:font-size-complex="8pt"/>
    </style:style>
    <style:style style:name="P10" style:family="paragraph" style:parent-style-name="Table_20_Contents">
      <style:paragraph-properties fo:margin-top="0in" fo:margin-bottom="0in" fo:line-height="100%" style:shadow="none"/>
      <style:text-properties style:font-name="Arial" fo:font-size="9pt" style:font-size-asian="9pt" style:font-size-complex="9pt"/>
    </style:style>
    <style:style style:name="P11" style:family="paragraph" style:parent-style-name="Table_20_Contents">
      <style:paragraph-properties fo:margin-top="0in" fo:margin-bottom="0in" fo:line-height="100%" style:shadow="none"/>
      <style:text-properties style:font-name="Arial" fo:font-size="8pt" style:text-underline-style="solid" style:text-underline-width="auto" style:text-underline-color="font-color" fo:font-weight="bold" style:font-size-asian="8pt" style:font-weight-asian="bold" style:font-size-complex="8pt" style:font-weight-complex="bold"/>
    </style:style>
    <style:style style:name="P12" style:family="paragraph" style:parent-style-name="Table_20_Contents">
      <style:paragraph-properties fo:margin-top="0in" fo:margin-bottom="0in" fo:line-height="100%" style:shadow="none"/>
      <style:text-properties style:font-name="Arial" fo:font-size="8pt" fo:font-weight="bold" style:font-size-asian="8pt" style:font-weight-asian="bold" style:font-size-complex="8pt" style:font-weight-complex="bold"/>
    </style:style>
    <style:style style:name="P13" style:family="paragraph" style:parent-style-name="Table_20_Contents">
      <style:paragraph-properties fo:margin-top="0in" fo:margin-bottom="0in" fo:line-height="100%" style:shadow="none"/>
      <style:text-properties style:font-name="Arial" fo:font-size="8pt" style:font-size-asian="8pt" style:font-size-complex="8pt"/>
    </style:style>
    <style:style style:name="P14" style:family="paragraph" style:parent-style-name="Standard">
      <style:paragraph-properties fo:margin-left="0in" fo:margin-right="0in" fo:margin-top="0in" fo:margin-bottom="0in" fo:text-indent="0in" style:auto-text-indent="false" style:writing-mode="lr-tb"/>
      <style:text-properties style:font-name="Arial" fo:font-size="10pt" fo:letter-spacing="-0.0071in" fo:font-weight="bold" style:font-size-asian="10pt" style:font-weight-asian="bold" style:font-name-complex="Tahoma" style:font-size-complex="10pt" style:font-weight-complex="bold"/>
    </style:style>
    <style:style style:name="P15" style:family="paragraph" style:parent-style-name="Style_20_10">
      <style:paragraph-properties fo:margin-left="0in" fo:margin-right="0in" fo:margin-top="0in" fo:margin-bottom="0in" fo:line-height="100%" fo:text-indent="0in" style:auto-text-indent="false" style:text-autospace="ideograph-alpha" style:line-break="normal" style:writing-mode="lr-tb"/>
    </style:style>
    <style:style style:name="P16" style:family="paragraph" style:parent-style-name="Standard">
      <style:paragraph-properties fo:margin-left="0in" fo:margin-right="0in" fo:margin-top="0in" fo:margin-bottom="0in" fo:line-height="100%" fo:text-align="center" style:justify-single-word="false" fo:text-indent="0in" style:auto-text-indent="false" style:shadow="none" style:writing-mode="lr-tb"/>
      <style:text-properties style:font-name="Arial" fo:font-size="12pt" fo:letter-spacing="-0.0055in" style:font-size-asian="12pt" style:font-name-complex="Verdana" style:font-size-complex="12pt"/>
    </style:style>
    <style:style style:name="P17" style:family="paragraph" style:parent-style-name="Table_20_Contents">
      <style:paragraph-properties fo:margin-left="0in" fo:margin-right="0in" fo:margin-top="0in" fo:margin-bottom="0in" fo:line-height="100%" fo:text-indent="0in" style:auto-text-indent="false"/>
    </style:style>
    <style:style style:name="P18" style:family="paragraph" style:parent-style-name="Table_20_Contents">
      <style:paragraph-properties fo:margin-left="0in" fo:margin-right="0in" fo:margin-top="0in" fo:margin-bottom="0in" fo:line-height="100%" fo:text-indent="0in" style:auto-text-indent="false">
        <style:tab-stops>
          <style:tab-stop style:position="1.3902in" style:leader-style="solid" style:leader-text="_"/>
          <style:tab-stop style:position="4.25in"/>
        </style:tab-stops>
      </style:paragraph-properties>
    </style:style>
    <style:style style:name="P19" style:family="paragraph" style:parent-style-name="Table_20_Contents">
      <style:paragraph-properties fo:margin-left="0in" fo:margin-right="0in" fo:margin-top="0in" fo:margin-bottom="0in" fo:line-height="100%" fo:text-indent="0in" style:auto-text-indent="false"/>
      <style:text-properties style:font-name="Arial" fo:font-size="10pt" style:font-size-asian="10pt" style:font-size-complex="10pt"/>
    </style:style>
    <style:style style:name="P20" style:family="paragraph" style:parent-style-name="Table_20_Contents">
      <style:paragraph-properties fo:margin-left="0in" fo:margin-right="0in" fo:margin-top="0in" fo:margin-bottom="0in" fo:line-height="100%" fo:text-indent="0in" style:auto-text-indent="false">
        <style:tab-stops>
          <style:tab-stop style:position="1.3902in" style:leader-style="solid" style:leader-text="_"/>
          <style:tab-stop style:position="4.25in"/>
        </style:tab-stops>
      </style:paragraph-properties>
      <style:text-properties style:font-name="Arial" fo:font-size="10pt" style:font-size-asian="10pt" style:font-size-complex="10pt"/>
    </style:style>
    <style:style style:name="P21" style:family="paragraph" style:parent-style-name="Standard">
      <style:paragraph-properties fo:margin-left="0in" fo:margin-right="0in" fo:margin-top="0.05in" fo:margin-bottom="0in" fo:line-height="100%" fo:text-indent="0in" style:auto-text-indent="false" style:writing-mode="lr-tb">
        <style:tab-stops/>
      </style:paragraph-properties>
    </style:style>
    <style:style style:name="P22" style:family="paragraph" style:parent-style-name="Style_20_5">
      <style:paragraph-properties fo:margin-left="0in" fo:margin-right="0in" fo:margin-top="0.05in" fo:margin-bottom="0in" fo:line-height="80%" fo:text-indent="0in" style:auto-text-indent="false" style:text-autospace="ideograph-alpha" style:line-break="normal" style:writing-mode="lr-tb">
        <style:tab-stops>
          <style:tab-stop style:position="1.3799in"/>
        </style:tab-stops>
      </style:paragraph-properties>
    </style:style>
    <style:style style:name="P23" style:family="paragraph" style:parent-style-name="Standard">
      <style:paragraph-properties fo:margin-top="0.1in" fo:margin-bottom="0.1in" fo:line-height="100%" fo:text-align="center" style:justify-single-word="false" style:writing-mode="lr-tb">
        <style:tab-stops/>
      </style:paragraph-properties>
      <style:text-properties style:font-name="Arial" fo:font-size="10pt" style:font-size-asian="10pt" style:font-size-complex="10pt"/>
    </style:style>
    <style:style style:name="P24" style:family="paragraph" style:parent-style-name="Standard">
      <style:paragraph-properties fo:margin-left="0.198in" fo:margin-right="0in" fo:margin-top="0in" fo:margin-bottom="0in" fo:line-height="100%" fo:text-indent="-0.198in" style:auto-text-indent="false" style:writing-mode="lr-tb">
        <style:tab-stops/>
      </style:paragraph-properties>
    </style:style>
    <style:style style:name="P25" style:family="paragraph" style:parent-style-name="Standard">
      <style:paragraph-properties fo:margin-left="0.5in" fo:margin-right="0in" fo:margin-top="0in" fo:margin-bottom="0in" fo:line-height="100%" fo:text-indent="-0.198in" style:auto-text-indent="false" style:writing-mode="lr-tb">
        <style:tab-stops/>
      </style:paragraph-properties>
    </style:style>
    <style:style style:name="P26" style:family="paragraph" style:parent-style-name="Standard">
      <style:paragraph-properties fo:margin-left="0.2917in" fo:margin-right="0in" fo:margin-top="0in" fo:margin-bottom="0in" fo:line-height="87%" fo:text-indent="0in" style:auto-text-indent="false" style:line-break="normal" style:writing-mode="lr-tb">
        <style:tab-stops>
          <style:tab-stop style:position="0.0126in"/>
        </style:tab-stops>
      </style:paragraph-properties>
      <style:text-properties style:font-name="Arial" fo:font-size="9.5pt" fo:letter-spacing="0.0008in" style:font-size-asian="9.5pt" style:font-name-complex="Verdana" style:font-size-complex="9.5pt"/>
    </style:style>
    <style:style style:name="P27" style:family="paragraph" style:parent-style-name="Standard">
      <style:paragraph-properties fo:margin-left="0.2811in" fo:margin-right="0in" fo:margin-top="0in" fo:margin-bottom="0in" fo:line-height="87%" fo:text-indent="0in" style:auto-text-indent="false" style:line-break="normal" style:writing-mode="lr-tb">
        <style:tab-stops>
          <style:tab-stop style:position="0.0126in"/>
        </style:tab-stops>
      </style:paragraph-properties>
      <style:text-properties style:font-name="Arial" fo:font-size="9.5pt" fo:letter-spacing="0.0008in" style:font-size-asian="9.5pt" style:font-name-complex="Verdana" style:font-size-complex="9.5pt"/>
    </style:style>
    <style:style style:name="P28" style:family="paragraph" style:parent-style-name="Standard">
      <style:paragraph-properties fo:margin-left="0.2602in" fo:margin-right="0in" fo:margin-top="0in" fo:margin-bottom="0in" fo:line-height="100%" fo:text-indent="0in" style:auto-text-indent="false" style:writing-mode="lr-tb">
        <style:tab-stops>
          <style:tab-stop style:position="5.6252in" style:type="center"/>
          <style:tab-stop style:position="6.5626in"/>
        </style:tab-stops>
      </style:paragraph-properties>
      <style:text-properties style:font-name="Arial" fo:font-size="9.5pt" style:font-size-asian="9.5pt" style:font-name-complex="Verdana" style:font-size-complex="9.5pt"/>
    </style:style>
    <style:style style:name="P29" style:family="paragraph" style:parent-style-name="Standard">
      <style:paragraph-properties fo:margin-left="0.2602in" fo:margin-right="0in" fo:margin-top="0in" fo:margin-bottom="0in" fo:line-height="100%" fo:text-indent="0in" style:auto-text-indent="false" style:writing-mode="lr-tb">
        <style:tab-stops>
          <style:tab-stop style:position="5.3035in" style:type="right"/>
        </style:tab-stops>
      </style:paragraph-properties>
      <style:text-properties style:font-name="Arial" fo:font-size="9.5pt" style:font-size-asian="9.5pt" style:font-name-complex="Verdana" style:font-size-complex="9.5pt"/>
    </style:style>
    <style:style style:name="P30" style:family="paragraph" style:parent-style-name="Standard">
      <style:paragraph-properties fo:margin-left="0.2602in" fo:margin-right="0in" fo:margin-top="0in" fo:margin-bottom="0in" fo:line-height="100%" fo:text-indent="0in" style:auto-text-indent="false" style:writing-mode="lr-tb">
        <style:tab-stops>
          <style:tab-stop style:position="5.3035in" style:type="right"/>
        </style:tab-stops>
      </style:paragraph-properties>
      <style:text-properties style:font-name="Arial" fo:font-size="9.5pt" style:font-name-asian="Verdana" style:font-size-asian="9.5pt" style:font-name-complex="Verdana" style:font-size-complex="9.5pt"/>
    </style:style>
    <style:style style:name="P31" style:family="paragraph" style:parent-style-name="Standard">
      <style:paragraph-properties fo:margin-left="0.2602in" fo:margin-right="0in" fo:margin-top="0.2in" fo:margin-bottom="0.139in" fo:text-indent="0in" style:auto-text-indent="false" style:writing-mode="lr-tb"/>
      <style:text-properties style:font-name="Arial" fo:font-size="10pt" style:font-size-asian="10pt" style:font-name-complex="Verdana" style:font-size-complex="10pt"/>
    </style:style>
    <style:style style:name="P32" style:family="paragraph" style:parent-style-name="Standard">
      <style:paragraph-properties fo:margin-left="0.2602in" fo:margin-right="0in" fo:margin-top="0.1402in" fo:margin-bottom="0in" fo:line-height="100%" fo:text-indent="0in" style:auto-text-indent="false" style:writing-mode="lr-tb"/>
      <style:text-properties style:font-name="Arial" fo:font-size="9.5pt" fo:letter-spacing="-0.0075in" style:font-size-asian="9.5pt" style:font-name-complex="Verdana" style:font-size-complex="9.5pt"/>
    </style:style>
    <style:style style:name="P33" style:family="paragraph" style:parent-style-name="Style_20_5">
      <style:paragraph-properties fo:margin-left="0.3752in" fo:margin-right="0in" fo:margin-top="0.15in" fo:margin-bottom="0in" fo:text-indent="0.0752in" style:auto-text-indent="false" style:text-autospace="ideograph-alpha" style:line-break="normal" style:writing-mode="lr-tb">
        <style:tab-stops>
          <style:tab-stop style:position="1.1874in"/>
          <style:tab-stop style:position="2.4528in" style:type="right"/>
        </style:tab-stops>
      </style:paragraph-properties>
    </style:style>
    <style:style style:name="P34" style:family="paragraph" style:parent-style-name="Style_20_5">
      <style:paragraph-properties fo:margin-left="0.3799in" fo:margin-right="0in" fo:margin-top="0.0835in" fo:margin-bottom="0in" fo:text-indent="0.0799in" style:auto-text-indent="false" style:text-autospace="ideograph-alpha" style:line-break="normal" style:writing-mode="lr-tb">
        <style:tab-stops>
          <style:tab-stop style:position="1.2083in"/>
          <style:tab-stop style:position="5.9374in"/>
          <style:tab-stop style:position="7.6299in" style:type="right" style:leader-style="solid" style:leader-text="_"/>
        </style:tab-stops>
      </style:paragraph-properties>
    </style:style>
    <style:style style:name="P35" style:family="paragraph" style:parent-style-name="Style_20_5">
      <style:paragraph-properties fo:margin-left="0.3799in" fo:margin-right="0in" fo:margin-top="0.0835in" fo:margin-bottom="0in" fo:text-indent="0.0799in" style:auto-text-indent="false" style:text-autospace="ideograph-alpha" style:line-break="normal" style:writing-mode="lr-tb">
        <style:tab-stops>
          <style:tab-stop style:position="1.1827in"/>
          <style:tab-stop style:position="7.2453in"/>
        </style:tab-stops>
      </style:paragraph-properties>
    </style:style>
    <style:style style:name="P36" style:family="paragraph" style:parent-style-name="Style_20_5">
      <style:paragraph-properties fo:margin-left="0.3799in" fo:margin-right="0in" fo:margin-top="0.0835in" fo:margin-bottom="0in" fo:text-indent="0.0799in" style:auto-text-indent="false" style:text-autospace="ideograph-alpha" style:line-break="normal" style:writing-mode="lr-tb">
        <style:tab-stops>
          <style:tab-stop style:position="1.2083in"/>
          <style:tab-stop style:position="6.3646in"/>
          <style:tab-stop style:position="7.6299in" style:type="right" style:leader-style="solid" style:leader-text="_"/>
        </style:tab-stops>
      </style:paragraph-properties>
    </style:style>
    <style:style style:name="P37" style:family="paragraph" style:parent-style-name="Style_20_5">
      <style:paragraph-properties fo:margin-left="0in" fo:margin-right="-0.1043in" fo:line-height="86%" fo:text-indent="0in" style:auto-text-indent="false" style:text-autospace="ideograph-alpha" style:line-break="normal" style:writing-mode="lr-tb">
        <style:tab-stops>
          <style:tab-stop style:position="1.3752in"/>
          <style:tab-stop style:position="1.6874in"/>
        </style:tab-stops>
      </style:paragraph-properties>
    </style:style>
    <style:style style:name="P38" style:family="paragraph" style:parent-style-name="Style_20_5">
      <style:paragraph-properties fo:margin-left="0in" fo:margin-right="-0.302in" fo:margin-top="0.05in" fo:margin-bottom="0in" fo:line-height="82%" fo:text-indent="0in" style:auto-text-indent="false" style:text-autospace="ideograph-alpha" style:line-break="normal" style:writing-mode="lr-tb"/>
    </style:style>
    <style:style style:name="P39" style:family="paragraph" style:parent-style-name="Table_20_Contents">
      <style:paragraph-properties fo:margin-left="0.25in" fo:margin-right="0in" fo:margin-top="0in" fo:margin-bottom="0in" fo:line-height="100%" fo:text-indent="-0.25in" style:auto-text-indent="false">
        <style:tab-stops/>
      </style:paragraph-properties>
      <style:text-properties style:font-name="Arial" fo:font-size="10pt" style:font-size-asian="10pt" style:font-size-complex="10pt"/>
    </style:style>
    <style:style style:name="P40" style:family="paragraph" style:parent-style-name="Table_20_Contents">
      <style:paragraph-properties fo:margin-left="0.25in" fo:margin-right="0in" fo:margin-top="0in" fo:margin-bottom="0in" fo:line-height="100%" fo:text-indent="0in" style:auto-text-indent="false">
        <style:tab-stops>
          <style:tab-stop style:position="-0.0098in"/>
        </style:tab-stops>
      </style:paragraph-properties>
      <style:text-properties style:font-name="Arial" fo:font-size="10pt" style:font-size-asian="10pt" style:font-size-complex="10pt"/>
    </style:style>
    <style:style style:name="P41" style:family="paragraph" style:parent-style-name="Standard">
      <style:paragraph-properties fo:margin-left="0.05in" fo:margin-right="0.4in" fo:margin-top="0in" fo:margin-bottom="0in" fo:line-height="100%" fo:text-align="center" style:justify-single-word="false" fo:text-indent="0in" style:auto-text-indent="false" style:writing-mode="lr-tb"/>
      <style:text-properties style:font-name="Times New Roman" fo:font-size="11pt" fo:letter-spacing="-0.0075in" style:font-size-asian="11pt" style:font-name-complex="Verdana" style:font-size-complex="11pt"/>
    </style:style>
    <style:style style:name="P42" style:family="paragraph" style:parent-style-name="Standard">
      <style:paragraph-properties fo:margin-left="0.05in" fo:margin-right="0.4in" fo:margin-top="0in" fo:margin-bottom="0in" fo:line-height="100%" fo:text-align="center" style:justify-single-word="false" fo:text-indent="0in" style:auto-text-indent="false" style:writing-mode="lr-tb"/>
      <style:text-properties style:font-name="Times New Roman" fo:font-size="11pt" fo:letter-spacing="-0.0016in" style:font-size-asian="11pt" style:font-name-complex="Verdana" style:font-size-complex="11pt"/>
    </style:style>
    <style:style style:name="P43" style:family="paragraph" style:parent-style-name="Standard">
      <style:paragraph-properties fo:margin-top="0.1201in" fo:margin-bottom="0.1in" fo:line-height="100%" fo:text-align="center" style:justify-single-word="false" fo:padding="0.0201in" fo:border="0.0138in solid #000000" style:shadow="none" style:writing-mode="lr-tb">
        <style:tab-stops>
          <style:tab-stop style:position="0.5in"/>
          <style:tab-stop style:position="5.2362in"/>
          <style:tab-stop style:position="6.2563in" style:type="right" style:leader-style="solid" style:leader-text="_"/>
        </style:tab-stops>
      </style:paragraph-properties>
      <style:text-properties style:font-name="Arial" fo:font-size="8pt" style:font-size-asian="8pt" style:font-name-complex="Bookman Old Style" style:font-size-complex="8pt"/>
    </style:style>
    <style:style style:name="P44" style:family="paragraph" style:parent-style-name="Standard" style:master-page-name="Standard">
      <style:paragraph-properties fo:margin-top="0in" fo:margin-bottom="0in" style:page-number="auto" style:writing-mode="lr-tb">
        <style:tab-stops>
          <style:tab-stop style:position="5.1917in" style:type="right"/>
        </style:tab-stops>
      </style:paragraph-properties>
      <style:text-properties style:font-name="Arial" fo:font-size="14pt" fo:font-weight="bold" style:font-size-asian="14pt" style:font-weight-asian="bold" style:font-name-complex="Arial" style:font-size-complex="14pt" style:font-weight-complex="bold"/>
    </style:style>
    <style:style style:name="P45" style:family="paragraph" style:parent-style-name="Standard" style:list-style-name="RTF_5f_Num_20_9">
      <style:paragraph-properties fo:margin-left="0in" fo:margin-right="0in" fo:margin-top="0.6in" fo:margin-bottom="0.1701in" fo:line-height="100%" fo:text-indent="0in" style:auto-text-indent="false" style:line-break="normal" style:writing-mode="lr-tb">
        <style:tab-stops>
          <style:tab-stop style:position="0.7in"/>
        </style:tab-stops>
      </style:paragraph-properties>
      <style:text-properties style:font-name="Arial" fo:font-size="9.5pt" fo:letter-spacing="0.0008in" style:font-size-asian="9.5pt" style:font-name-complex="Verdana" style:font-size-complex="9.5pt"/>
    </style:style>
    <style:style style:name="P46" style:family="paragraph" style:parent-style-name="Standard" style:list-style-name="RTF_5f_Num_20_9">
      <style:paragraph-properties fo:margin-left="0in" fo:margin-right="0in" fo:margin-top="0.1701in" fo:margin-bottom="0.1701in" fo:line-height="100%" fo:text-indent="0in" style:auto-text-indent="false" style:line-break="normal" style:writing-mode="lr-tb">
        <style:tab-stops>
          <style:tab-stop style:position="0.7in"/>
        </style:tab-stops>
      </style:paragraph-properties>
      <style:text-properties style:font-name="Arial" fo:font-size="9.5pt" style:font-size-asian="9.5pt" style:font-name-complex="Verdana" style:font-size-complex="9.5pt"/>
    </style:style>
    <style:style style:name="P47" style:family="paragraph" style:parent-style-name="Standard" style:list-style-name="RTF_5f_Num_20_9">
      <style:paragraph-properties fo:margin-left="0in" fo:margin-right="0in" fo:margin-top="0.1701in" fo:margin-bottom="0in" fo:line-height="100%" fo:text-indent="0in" style:auto-text-indent="false" style:line-break="normal" style:writing-mode="lr-tb">
        <style:tab-stops>
          <style:tab-stop style:position="0.7in"/>
        </style:tab-stops>
      </style:paragraph-properties>
    </style:style>
    <style:style style:name="P48" style:family="paragraph" style:parent-style-name="Standard" style:list-style-name="RTF_5f_Num_20_3">
      <style:paragraph-properties fo:margin-left="0in" fo:margin-right="0in" fo:margin-top="0in" fo:margin-bottom="0in" fo:line-height="100%" fo:text-indent="0in" style:auto-text-indent="false" style:line-break="normal" style:writing-mode="lr-tb">
        <style:tab-stops>
          <style:tab-stop style:position="0.65in"/>
        </style:tab-stops>
      </style:paragraph-properties>
      <style:text-properties style:font-name="Arial" fo:font-size="9.5pt" fo:letter-spacing="0.0008in" style:font-size-asian="9.5pt" style:font-name-complex="Verdana" style:font-size-complex="9.5pt"/>
    </style:style>
    <style:style style:name="P49" style:family="paragraph" style:parent-style-name="Standard" style:master-page-name="Convert_20_1">
      <style:paragraph-properties fo:margin-top="0.0252in" fo:margin-bottom="0.139in" fo:text-align="center" style:justify-single-word="false" style:page-number="auto" style:writing-mode="lr-tb"/>
      <style:text-properties style:font-name="Arial" fo:font-size="8pt" fo:letter-spacing="0.011in" style:font-size-asian="8pt" style:font-name-complex="Tahoma" style:font-size-complex="8pt"/>
    </style:style>
    <style:style style:name="P50" style:family="paragraph" style:parent-style-name="Style_20_5" style:list-style-name="RTF_5f_Num_20_10">
      <style:paragraph-properties fo:margin-left="0in" fo:margin-right="0in" fo:margin-top="0in" fo:margin-bottom="0in" fo:line-height="86%" fo:text-indent="0in" style:auto-text-indent="false" style:line-break="normal" style:writing-mode="lr-tb">
        <style:tab-stops>
          <style:tab-stop style:position="0.65in"/>
        </style:tab-stops>
      </style:paragraph-properties>
    </style:style>
    <style:style style:name="P51" style:family="paragraph" style:parent-style-name="Table_20_Contents" style:list-style-name="L1">
      <style:paragraph-properties fo:margin-left="0.25in" fo:margin-right="0in" fo:margin-top="0in" fo:margin-bottom="0in" fo:line-height="100%" fo:text-indent="-0.25in" style:auto-text-indent="false" fo:background-color="transparent">
        <style:tab-stops>
          <style:tab-stop style:position="-0.0102in"/>
        </style:tab-stops>
        <style:background-image/>
      </style:paragraph-properties>
      <style:text-properties style:font-name="Arial" fo:font-size="10pt" style:font-size-asian="10pt" style:font-size-complex="10pt"/>
    </style:style>
    <style:style style:name="P52" style:family="paragraph" style:parent-style-name="Table_20_Contents" style:list-style-name="L1">
      <style:paragraph-properties fo:margin-left="0.25in" fo:margin-right="0in" fo:margin-top="0in" fo:margin-bottom="0in" fo:line-height="100%" fo:text-indent="-0.25in" style:auto-text-indent="false">
        <style:tab-stops>
          <style:tab-stop style:position="-0.0098in"/>
        </style:tab-stops>
      </style:paragraph-properties>
    </style:style>
    <style:style style:name="P53" style:family="paragraph" style:parent-style-name="Table_20_Contents" style:list-style-name="L1">
      <style:paragraph-properties fo:margin-left="0.25in" fo:margin-right="0in" fo:margin-top="0in" fo:margin-bottom="0in" fo:line-height="100%" fo:text-indent="-0.25in" style:auto-text-indent="false">
        <style:tab-stops>
          <style:tab-stop style:position="-0.0102in"/>
        </style:tab-stops>
      </style:paragraph-properties>
    </style:style>
    <style:style style:name="P54" style:family="paragraph" style:parent-style-name="Table_20_Contents" style:list-style-name="L1">
      <style:paragraph-properties fo:margin-left="0.25in" fo:margin-right="0in" fo:margin-top="0in" fo:margin-bottom="0in" fo:line-height="100%" fo:text-indent="-0.25in" style:auto-text-indent="false">
        <style:tab-stops>
          <style:tab-stop style:position="-0.0098in"/>
        </style:tab-stops>
      </style:paragraph-properties>
      <style:text-properties style:font-name="Arial" fo:font-size="10pt" style:font-size-asian="10pt" style:font-size-complex="10pt"/>
    </style:style>
    <style:style style:name="T1" style:family="text">
      <style:text-properties fo:letter-spacing="-0.0083in" style:font-name-asian="Arial"/>
    </style:style>
    <style:style style:name="T2" style:family="text">
      <style:text-properties fo:letter-spacing="-0.0055in"/>
    </style:style>
    <style:style style:name="T3" style:family="text">
      <style:text-properties fo:letter-spacing="-0.0028in"/>
    </style:style>
    <style:style style:name="T4" style:family="text">
      <style:text-properties fo:letter-spacing="-0.0075in"/>
    </style:style>
    <style:style style:name="T5" style:family="text">
      <style:text-properties fo:letter-spacing="-0.0016in"/>
    </style:style>
    <style:style style:name="T6" style:family="text">
      <style:text-properties style:font-name="Arial"/>
    </style:style>
    <style:style style:name="T7" style:family="text">
      <style:text-properties style:font-name="Arial" fo:letter-spacing="-0.0028in"/>
    </style:style>
    <style:style style:name="T8" style:family="text">
      <style:text-properties style:font-name="Arial" fo:letter-spacing="-0.0028in" style:text-underline-style="solid" style:text-underline-width="auto" style:text-underline-color="font-color"/>
    </style:style>
    <style:style style:name="T9" style:family="text">
      <style:text-properties style:font-name="Arial" fo:letter-spacing="-0.0047in"/>
    </style:style>
    <style:style style:name="T10" style:family="text">
      <style:text-properties style:font-name="Arial" fo:letter-spacing="-0.0083in"/>
    </style:style>
    <style:style style:name="T11" style:family="text">
      <style:text-properties style:font-name="Arial" fo:letter-spacing="-0.0083in" style:text-underline-style="solid" style:text-underline-width="auto" style:text-underline-color="font-color"/>
    </style:style>
    <style:style style:name="T12" style:family="text">
      <style:text-properties style:font-name="Arial" fo:letter-spacing="-0.0016in"/>
    </style:style>
    <style:style style:name="T13" style:family="text">
      <style:text-properties style:font-name="Arial" fo:font-size="7pt" fo:letter-spacing="0.0083in" style:font-size-asian="7pt" style:font-size-complex="7pt"/>
    </style:style>
    <style:style style:name="T14" style:family="text">
      <style:text-properties style:font-name="Arial" fo:font-size="7pt" fo:letter-spacing="0.0083in" fo:font-weight="bold" style:font-size-asian="7pt" style:font-weight-asian="bold" style:font-size-complex="7pt" style:font-weight-complex="bold"/>
    </style:style>
    <style:style style:name="T15" style:family="text">
      <style:text-properties style:font-name="Arial" fo:font-size="7pt" fo:letter-spacing="0.0083in" fo:font-weight="normal" style:font-size-asian="7pt" style:font-weight-asian="normal" style:font-size-complex="7pt" style:font-weight-complex="normal"/>
    </style:style>
    <style:style style:name="T16" style:family="text">
      <style:text-properties style:font-name="Arial" fo:font-size="7pt" fo:letter-spacing="0.0043in" style:font-size-asian="7pt" style:font-size-complex="7pt"/>
    </style:style>
    <style:style style:name="T17" style:family="text">
      <style:text-properties style:font-name="Arial" fo:font-size="7pt" fo:letter-spacing="0.0043in" style:font-size-asian="7pt" style:font-name-complex="Tahoma" style:font-size-complex="7pt"/>
    </style:style>
    <style:style style:name="T18" style:family="text">
      <style:text-properties style:font-name="Arial" fo:font-size="7pt" fo:letter-spacing="0.0035in" style:font-size-asian="7pt" style:font-size-complex="7pt"/>
    </style:style>
    <style:style style:name="T19" style:family="text">
      <style:text-properties style:font-name="Arial" fo:font-size="7pt" fo:letter-spacing="0.0035in" style:font-size-asian="7pt" style:font-name-complex="Tahoma" style:font-size-complex="7pt"/>
    </style:style>
    <style:style style:name="T20" style:family="text">
      <style:text-properties style:font-name="Arial" fo:font-size="7pt" fo:letter-spacing="0.0063in" style:font-size-asian="7pt" style:font-size-complex="7pt"/>
    </style:style>
    <style:style style:name="T21" style:family="text">
      <style:text-properties style:font-name="Arial" fo:font-size="7pt" fo:letter-spacing="0.0047in" style:font-size-asian="7pt" style:font-name-complex="Tahoma" style:font-size-complex="7pt"/>
    </style:style>
    <style:style style:name="T22" style:family="text">
      <style:text-properties style:font-name="Arial" fo:font-size="7pt" fo:letter-spacing="0.0071in" style:font-size-asian="7pt" style:font-size-complex="7pt"/>
    </style:style>
    <style:style style:name="T23" style:family="text">
      <style:text-properties style:font-name="Arial" fo:font-size="7pt" fo:letter-spacing="0.0028in" style:font-size-asian="7pt" style:font-size-complex="7pt"/>
    </style:style>
    <style:style style:name="T24" style:family="text">
      <style:text-properties style:font-name="Arial" fo:font-size="7pt" fo:letter-spacing="0.0098in" style:font-size-asian="7pt" style:font-size-complex="7pt"/>
    </style:style>
    <style:style style:name="T25" style:family="text">
      <style:text-properties style:font-name="Arial" fo:font-size="7pt" fo:letter-spacing="0.0055in" style:font-size-asian="7pt" style:font-size-complex="7pt"/>
    </style:style>
    <style:style style:name="T26" style:family="text">
      <style:text-properties style:font-name="Arial" fo:font-size="11pt" fo:letter-spacing="-0.0126in" style:font-size-asian="11pt" style:font-size-complex="11pt"/>
    </style:style>
    <style:style style:name="T27" style:family="text">
      <style:text-properties style:font-name="Arial" fo:font-size="11pt" fo:letter-spacing="-0.0126in" style:font-size-asian="11pt" style:font-name-complex="Verdana" style:font-size-complex="11pt"/>
    </style:style>
    <style:style style:name="T28" style:family="text">
      <style:text-properties style:font-name="Arial" fo:font-size="11pt" style:font-size-asian="11pt" style:font-size-complex="11pt"/>
    </style:style>
    <style:style style:name="T29" style:family="text">
      <style:text-properties style:font-name="Arial" fo:font-size="11pt" fo:letter-spacing="-0.0374in" style:font-size-asian="11pt" style:font-size-complex="11pt"/>
    </style:style>
    <style:style style:name="T30" style:family="text">
      <style:text-properties style:font-name="Arial" fo:font-size="11pt" fo:letter-spacing="-0.0071in" style:font-size-asian="11pt" style:font-name-complex="Verdana" style:font-size-complex="11pt"/>
    </style:style>
    <style:style style:name="T31" style:family="text">
      <style:text-properties style:font-name="Arial" fo:font-size="11pt" fo:letter-spacing="-0.0028in" style:font-size-asian="11pt" style:font-size-complex="11pt"/>
    </style:style>
    <style:style style:name="T32" style:family="text">
      <style:text-properties style:font-name="Arial" fo:font-size="11pt" fo:letter-spacing="-0.0028in" style:font-size-asian="11pt" style:font-name-complex="Verdana" style:font-size-complex="11pt"/>
    </style:style>
    <style:style style:name="T33" style:family="text">
      <style:text-properties fo:letter-spacing="-0.0098in"/>
    </style:style>
    <style:style style:name="T34" style:family="text">
      <style:text-properties fo:letter-spacing="0.0035in"/>
    </style:style>
    <style:style style:name="T35" style:family="text">
      <style:text-properties fo:letter-spacing="0.0035in" style:font-name-complex="Tahoma"/>
    </style:style>
    <style:style style:name="T36" style:family="text">
      <style:text-properties fo:letter-spacing="0.002in"/>
    </style:style>
    <style:style style:name="T37" style:family="text">
      <style:text-properties fo:font-size="8pt" style:font-name-asian="Bookman Old Style" style:font-size-asian="8pt" style:font-name-complex="Bookman Old Style" style:font-size-complex="8pt"/>
    </style:style>
    <style:style style:name="T38" style:family="text">
      <style:text-properties style:font-name-asian="Bookman Old Style" style:font-name-complex="Bookman Old Style"/>
    </style:style>
    <style:style style:name="T39" style:family="text">
      <style:text-properties fo:letter-spacing="0.0047in" style:font-name-complex="Tahoma"/>
    </style:style>
    <style:style style:name="T40" style:family="text">
      <style:text-properties style:font-name-complex="Tahoma"/>
    </style:style>
    <style:style style:name="T41" style:family="text">
      <style:text-properties style:font-name="Times New Roman" fo:font-size="11pt" fo:font-weight="normal" style:font-size-asian="11pt" style:font-weight-asian="normal" style:font-name-complex="Verdana" style:font-size-complex="11pt" style:font-weight-complex="normal"/>
    </style:style>
    <style:style style:name="T42" style:family="text">
      <style:text-properties style:font-name="Times New Roman" fo:font-size="11pt" style:text-underline-style="solid" style:text-underline-width="auto" style:text-underline-color="font-color" fo:font-weight="normal" style:font-size-asian="11pt" style:font-weight-asian="normal" style:font-size-complex="11pt" style:font-weight-complex="normal"/>
    </style:style>
    <style:style style:name="Sect1" style:family="section">
      <style:section-properties style:writing-mode="lr-tb" style:editable="false">
        <style:columns fo:column-count="2">
          <style:column style:rel-width="4753*" fo:start-indent="0in" fo:end-indent="0.55in"/>
          <style:column style:rel-width="4403*" fo:start-indent="0.55in" fo:end-indent="0in"/>
        </style:columns>
      </style:section-properties>
    </style:style>
    <style:style style:name="Sect2" style:family="section">
      <style:section-properties style:writing-mode="lr-tb" style:editable="false">
        <style:columns fo:column-count="1" fo:column-gap="0in"/>
      </style:section-properties>
    </style:style>
    <text:list-style style:name="L1">
      <text:list-level-style-number text:level="1" text:style-name="Numbering_20_Symbols" style:num-pre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1">[onshow.ar_year]<text:tab/></text:span>Profit Corporation Annual Report</text:p>
      <text:p text:style-name="P16">Wyoming Secretary of State's Office</text:p>
      <text:p text:style-name="P41">200 West 24th Street, Room 110</text:p>
      <text:p text:style-name="P42">Cheyenne, WY 82002</text:p>
      <text:p text:style-name="P4"><text:span text:style-name="T41">(307) 777-7311 </text:span><text:a xlink:type="simple" xlink:href="http://wyobiz.wy/"><text:span text:style-name="T42">http://wyobiz.wy</text:span></text:a><text:span text:style-name="T42">.biz</text:span></text:p>
      <text:section text:style-name="Sect1" text:name="Section1">
        <text:p text:style-name="P37"><text:span text:style-name="Character_20_Style_20_1"><text:span text:style-name="T26">Due on or Before:<text:tab/></text:span></text:span><text:span text:style-name="Character_20_Style_20_1"><text:span text:style-name="T27">[onshow.ar_due]</text:span></text:span></text:p>
        <text:p text:style-name="P22"><text:span text:style-name="Character_20_Style_20_1"><text:span text:style-name="T28">ID:</text:span></text:span><text:span text:style-name="Character_20_Style_20_1"><text:span text:style-name="T29"><text:tab/></text:span></text:span><text:span text:style-name="Character_20_Style_20_1"><text:span text:style-name="T30">[onshow.filing_num]</text:span></text:span></text:p>
        <text:p text:style-name="P38"><text:span text:style-name="Character_20_Style_20_1"><text:span text:style-name="T31">State of Formation: </text:span></text:span><text:span text:style-name="Character_20_Style_20_1"><text:span text:style-name="T32">[onshow.formation_locale]</text:span></text:span></text:p>
        <text:p text:style-name="P2">[onshow.filing_name]</text:p>
        <text:p text:style-name="P1">1621 Central Ave.</text:p>
        <text:p text:style-name="P1">Cheyenne, WY 82001 USA</text:p>
        <text:p text:style-name="P3"><text:span text:style-name="T2"><text:s/></text:span><text:span text:style-name="T3">For Office Use Only</text:span></text:p>
      </text:section>
      <text:section text:style-name="Sect2" text:name="Section2">
        <text:list xml:id="list39160771" text:style-name="RTF_5f_Num_20_9">
          <text:list-item>
            <text:p text:style-name="P45">If the mailing address listed above is incorrect, the new address is:</text:p>
          </text:list-item>
        </text:list>
        <text:p text:style-name="P27">________________________________________________________________________________________</text:p>
        <text:list xml:id="list39160204" text:continue-numbering="true" text:style-name="RTF_5f_Num_20_9">
          <text:list-item>
            <text:p text:style-name="P46">If the principal office address is not the same as the mailing address above, it is:</text:p>
          </text:list-item>
        </text:list>
        <text:p text:style-name="P26">________________________________________________________________________________________</text:p>
        <text:list xml:id="list39179129" text:continue-numbering="true" text:style-name="RTF_5f_Num_20_9">
          <text:list-item>
            <text:p text:style-name="P47"><text:span text:style-name="Character_20_Style_20_1"><text:span text:style-name="T9">The names and addresses of its officers and directors:</text:span></text:span></text:p>
          </text:list-item>
        </text:list>
        <text:p text:style-name="P5">(In lieu of listing the officers and directors below, attach a list.)</text:p>
        <text:p text:style-name="P33"><text:span text:style-name="Character_20_Style_20_1"><text:span text:style-name="T11">Office</text:span></text:span><text:span text:style-name="Character_20_Style_20_1"><text:span text:style-name="T10"><text:tab/></text:span></text:span><text:span text:style-name="Character_20_Style_20_1"><text:span text:style-name="T8">Name and Address</text:span></text:span></text:p>
        <text:p text:style-name="P36"><text:span text:style-name="Character_20_Style_20_1"><text:span text:style-name="T6">President<text:tab/>_______________________________________________________________________</text:span></text:span></text:p>
        <text:p text:style-name="P34"><text:span text:style-name="Character_20_Style_20_1"><text:span text:style-name="T6">Vice-President<text:tab/>_______________________________________________________________________</text:span></text:span></text:p>
        <text:p text:style-name="P34"><text:span text:style-name="Character_20_Style_20_1"><text:span text:style-name="T6">Secretary<text:tab/>_______________________________________________________________________</text:span></text:span></text:p>
        <text:p text:style-name="P34"><text:span text:style-name="Character_20_Style_20_1"><text:span text:style-name="T6">Treasurer<text:tab/>_______________________________________________________________________</text:span></text:span></text:p>
        <text:p text:style-name="P34"><text:span text:style-name="Character_20_Style_20_1"><text:span text:style-name="T6">Director<text:tab/>_______________________________________________________________________</text:span></text:span></text:p>
        <text:p text:style-name="P34"><text:span text:style-name="Character_20_Style_20_1"><text:span text:style-name="T6">Director<text:tab/>_______________________________________________________________________</text:span></text:span></text:p>
        <text:p text:style-name="P34"><text:span text:style-name="Character_20_Style_20_1"><text:span text:style-name="T6">Director<text:tab/>_______________________________________________________________________</text:span></text:span></text:p>
        <text:p text:style-name="P35"><text:span text:style-name="Character_20_Style_20_1"><text:span text:style-name="T7"/></text:span></text:p>
        <text:p text:style-name="P6"/>
        <table:table table:name="Table1" table:style-name="Table1">
          <table:table-column table:style-name="Table1.A"/>
          <table:table-row table:style-name="Table1.1">
            <table:table-cell table:style-name="Table1.A1" office:value-type="string">
              <text:p text:style-name="P31"><text:span text:style-name="T33">I hereby certify under the penalty of perjury that the information I am submitting is true and correct to the best of my </text:span><text:span text:style-name="T5">knowledge.</text:span></text:p>
              <text:p text:style-name="P32">_________________________________________________________________________<text:tab/>___________________</text:p>
              <text:p text:style-name="P28"><text:span text:style-name="T4">Signature of Treasurer or Fiscal Agent<text:tab/></text:span>Date</text:p>
              <text:p text:style-name="P30"/>
              <text:p text:style-name="P29">__________________________________________________________________</text:p>
              <text:p text:style-name="P29">Print Name</text:p>
            </table:table-cell>
          </table:table-row>
        </table:table>
        <text:p text:style-name="P7">The fee is $50 or two-tenths of one mill on the dollar ($.0002), whichever is greater.</text:p>
        <text:p text:style-name="P14">Instructions:</text:p>
        <text:list xml:id="list39178902" text:style-name="RTF_5f_Num_20_3">
          <text:list-item>
            <text:p text:style-name="P48"><text:s/>Complete the required worksheet. </text:p>
          </text:list-item>
        </text:list>
        <text:list xml:id="list39178020" text:style-name="RTF_5f_Num_20_10">
          <text:list-header>
            <text:p text:style-name="P50"><text:span text:style-name="Character_20_Style_20_1"><text:span text:style-name="T12">2. Sign and date this form and return to WyomingRegisteredAgent.com, Inc. or the Wyoming Secretary of State.</text:span></text:span></text:p>
          </text:list-header>
        </text:list>
      </text:section>
      <text:p text:style-name="P49">Appendix 1 Worksheet - Annual Report</text:p>
      <text:p text:style-name="P8">List only Assets Located and Employed in Wyoming</text:p>
      <text:p text:style-name="P9"><text:span text:style-name="T34">A balance sheet is provided below (similar to Schedule L of IRS Form 1120, 1120S, or Form 1065 for partnerships) showing </text:span><text:span text:style-name="T36">the items to be included in computing "total assets" (with the three exceptions):</text:span></text:p>
      <table:table table:name="Worksheet" table:style-name="Worksheet">
        <table:table-column table:style-name="Worksheet.A"/>
        <table:table-column table:style-name="Worksheet.B"/>
        <table:table-column table:style-name="Worksheet.C"/>
        <table:table-row>
          <table:table-cell table:style-name="Worksheet.A1" office:value-type="string">
            <text:list xml:id="list39177726" text:style-name="L1">
              <text:list-item>
                <text:p text:style-name="P51">Cash</text:p>
              </text:list-item>
            </text:list>
          </table:table-cell>
          <table:table-cell table:style-name="Worksheet.A1" office:value-type="string">
            <text:p text:style-name="P17"/>
          </table:table-cell>
          <table:table-cell table:style-name="Worksheet.A1" office:value-type="string">
            <text:p text:style-name="P20">$ <text:span text:style-name="T40"><text:tab/></text:span></text:p>
          </table:table-cell>
        </table:table-row>
        <table:table-row>
          <table:table-cell table:style-name="Worksheet.A1" office:value-type="string">
            <text:list xml:id="list39180886" text:continue-numbering="true" text:style-name="L1">
              <text:list-item>
                <text:p text:style-name="P52">a) Trade Notes &amp; Accounts Receivable</text:p>
              </text:list-item>
            </text:list>
          </table:table-cell>
          <table:table-cell table:style-name="Worksheet.A1" office:value-type="string">
            <text:p text:style-name="P19">$ _______________</text:p>
          </table:table-cell>
          <table:table-cell table:style-name="Worksheet.A1" office:value-type="string">
            <text:p text:style-name="P17"/>
          </table:table-cell>
        </table:table-row>
        <table:table-row>
          <table:table-cell table:style-name="Worksheet.A1" office:value-type="string">
            <text:p text:style-name="P39"><text:span text:style-name="T37"><text:tab/></text:span><text:span text:style-name="T38">b)</text:span><text:span text:style-name="T37"> </text:span>Subtract Allowance for bad debts</text:p>
          </table:table-cell>
          <table:table-cell table:style-name="Worksheet.A1" office:value-type="string">
            <text:p text:style-name="P19">$ (______________)</text:p>
          </table:table-cell>
          <table:table-cell table:style-name="Worksheet.A1" office:value-type="string">
            <text:p text:style-name="P17"/>
          </table:table-cell>
        </table:table-row>
        <table:table-row>
          <table:table-cell table:style-name="Worksheet.A1" office:value-type="string">
            <text:list xml:id="list39177291" text:continue-numbering="true" text:style-name="L1">
              <text:list-item>
                <text:p text:style-name="P53">Inventories</text:p>
              </text:list-item>
            </text:list>
          </table:table-cell>
          <table:table-cell table:style-name="Worksheet.A1" office:value-type="string">
            <text:p text:style-name="P17"/>
          </table:table-cell>
          <table:table-cell table:style-name="Worksheet.A1" office:value-type="string">
            <text:p text:style-name="P20">$ <text:span text:style-name="T40"><text:tab/></text:span></text:p>
          </table:table-cell>
        </table:table-row>
        <table:table-row>
          <table:table-cell table:style-name="Worksheet.A1" office:value-type="string">
            <text:list xml:id="list39159173" text:continue-numbering="true" text:style-name="L1">
              <text:list-item>
                <text:p text:style-name="P52">U.S. Government Obligations</text:p>
              </text:list-item>
            </text:list>
          </table:table-cell>
          <table:table-cell table:style-name="Worksheet.A1" office:value-type="string">
            <text:p text:style-name="P17"/>
          </table:table-cell>
          <table:table-cell table:style-name="Worksheet.A1" office:value-type="string">
            <text:p text:style-name="P20">$ <text:span text:style-name="T40"><text:tab/></text:span></text:p>
          </table:table-cell>
        </table:table-row>
        <table:table-row>
          <table:table-cell table:style-name="Worksheet.A1" office:value-type="string">
            <text:list xml:id="list39158920" text:continue-numbering="true" text:style-name="L1">
              <text:list-item>
                <text:p text:style-name="P52">Tax-Exempt Securities</text:p>
              </text:list-item>
            </text:list>
          </table:table-cell>
          <table:table-cell table:style-name="Worksheet.A1" office:value-type="string">
            <text:p text:style-name="P17"/>
          </table:table-cell>
          <table:table-cell table:style-name="Worksheet.A1" office:value-type="string">
            <text:p text:style-name="P20">$ <text:span text:style-name="T40"><text:tab/></text:span></text:p>
          </table:table-cell>
        </table:table-row>
        <table:table-row>
          <table:table-cell table:style-name="Worksheet.A1" office:value-type="string">
            <text:list xml:id="list39174044" text:continue-numbering="true" text:style-name="L1">
              <text:list-item>
                <text:p text:style-name="P52">Other Current Assets</text:p>
              </text:list-item>
            </text:list>
          </table:table-cell>
          <table:table-cell table:style-name="Worksheet.A1" office:value-type="string">
            <text:p text:style-name="P17"/>
          </table:table-cell>
          <table:table-cell table:style-name="Worksheet.A1" office:value-type="string">
            <text:p text:style-name="P20">$ <text:span text:style-name="T40"><text:tab/></text:span></text:p>
          </table:table-cell>
        </table:table-row>
        <table:table-row>
          <table:table-cell table:style-name="Worksheet.A1" office:value-type="string">
            <text:list xml:id="list39157108" text:continue-numbering="true" text:style-name="L1">
              <text:list-item>
                <text:p text:style-name="P52">Loans to Stockholders (loans the company made to its shareholders)</text:p>
              </text:list-item>
            </text:list>
          </table:table-cell>
          <table:table-cell table:style-name="Worksheet.A1" office:value-type="string">
            <text:p text:style-name="P17"/>
          </table:table-cell>
          <table:table-cell table:style-name="Worksheet.A1" office:value-type="string">
            <text:p text:style-name="P20">$ <text:span text:style-name="T40"><text:tab/></text:span></text:p>
          </table:table-cell>
        </table:table-row>
        <table:table-row>
          <table:table-cell table:style-name="Worksheet.A1" office:value-type="string">
            <text:list xml:id="list39186531" text:continue-numbering="true" text:style-name="L1">
              <text:list-item>
                <text:p text:style-name="P52">Mortgage and Real Estate Loans (loans or investments owned, not your debts)</text:p>
              </text:list-item>
            </text:list>
          </table:table-cell>
          <table:table-cell table:style-name="Worksheet.A1" office:value-type="string">
            <text:p text:style-name="P17"/>
          </table:table-cell>
          <table:table-cell table:style-name="Worksheet.A1" office:value-type="string">
            <text:p text:style-name="P20">$ <text:span text:style-name="T40"><text:tab/></text:span></text:p>
          </table:table-cell>
        </table:table-row>
        <table:table-row>
          <table:table-cell table:style-name="Worksheet.A1" office:value-type="string">
            <text:list xml:id="list39183648" text:continue-numbering="true" text:style-name="L1">
              <text:list-item>
                <text:p text:style-name="P52">Other Investments</text:p>
              </text:list-item>
            </text:list>
          </table:table-cell>
          <table:table-cell table:style-name="Worksheet.A1" office:value-type="string">
            <text:p text:style-name="P17"/>
          </table:table-cell>
          <table:table-cell table:style-name="Worksheet.A1" office:value-type="string">
            <text:p text:style-name="P20">$ <text:span text:style-name="T40"><text:tab/></text:span></text:p>
          </table:table-cell>
        </table:table-row>
        <table:table-row>
          <table:table-cell table:style-name="Worksheet.A1" office:value-type="string">
            <text:list xml:id="list39183749" text:continue-numbering="true" text:style-name="L1">
              <text:list-item>
                <text:p text:style-name="P52">Buildings and Other Depreciable Tangible Assets, real and personal (USE ASSESSED VALUATION.) DO NOT subtract accumulated depreciation from assessed valuation. For depreciable assets which are not assessed, use balance sheet with depreciation subtracted.</text:p>
              </text:list-item>
            </text:list>
          </table:table-cell>
          <table:table-cell table:style-name="Worksheet.A1" office:value-type="string">
            <text:p text:style-name="P17"/>
          </table:table-cell>
          <table:table-cell table:style-name="Worksheet.A1" office:value-type="string">
            <text:p text:style-name="P20">$ <text:span text:style-name="T40"><text:tab/></text:span></text:p>
          </table:table-cell>
        </table:table-row>
        <table:table-row>
          <table:table-cell table:style-name="Worksheet.A1" office:value-type="string">
            <text:list xml:id="list39170814" text:continue-numbering="true" text:style-name="L1">
              <text:list-item>
                <text:p text:style-name="P54">Depletable assets (soda, coal, mineral oil, precious metals, saline, or other valuable deposits); the value is equal to the assessed value of the gross product produced for the fiscal year most recently ended.</text:p>
              </text:list-item>
            </text:list>
          </table:table-cell>
          <table:table-cell table:style-name="Worksheet.A1" office:value-type="string">
            <text:p text:style-name="P17"/>
          </table:table-cell>
          <table:table-cell table:style-name="Worksheet.A1" office:value-type="string">
            <text:p text:style-name="P18"/>
          </table:table-cell>
        </table:table-row>
        <table:table-row>
          <table:table-cell table:style-name="Worksheet.A1" office:value-type="string">
            <text:list xml:id="list39182151" text:continue-numbering="true" text:style-name="L1">
              <text:list-item>
                <text:p text:style-name="P52">Land (USE ASSESSED VALUATION.)</text:p>
              </text:list-item>
            </text:list>
          </table:table-cell>
          <table:table-cell table:style-name="Worksheet.A1" office:value-type="string">
            <text:p text:style-name="P17"/>
          </table:table-cell>
          <table:table-cell table:style-name="Worksheet.A1" office:value-type="string">
            <text:p text:style-name="P20">$ <text:span text:style-name="T40"><text:tab/></text:span></text:p>
          </table:table-cell>
        </table:table-row>
        <table:table-row>
          <table:table-cell table:style-name="Worksheet.A1" office:value-type="string">
            <text:list xml:id="list39180856" text:continue-numbering="true" text:style-name="L1">
              <text:list-item>
                <text:p text:style-name="P54">a) Intangible Assets</text:p>
              </text:list-item>
            </text:list>
          </table:table-cell>
          <table:table-cell table:style-name="Worksheet.A1" office:value-type="string">
            <text:p text:style-name="P19">$ _______________</text:p>
          </table:table-cell>
          <table:table-cell table:style-name="Worksheet.A1" office:value-type="string">
            <text:p text:style-name="P18"/>
          </table:table-cell>
        </table:table-row>
        <table:table-row>
          <table:table-cell table:style-name="Worksheet.A1" office:value-type="string">
            <text:p text:style-name="P40">b) Subtract Accumulated Amortization</text:p>
          </table:table-cell>
          <table:table-cell table:style-name="Worksheet.A1" office:value-type="string">
            <text:p text:style-name="P19">$ (______________)</text:p>
          </table:table-cell>
          <table:table-cell table:style-name="Worksheet.A1" office:value-type="string">
            <text:p text:style-name="P18"/>
          </table:table-cell>
        </table:table-row>
        <table:table-row>
          <table:table-cell table:style-name="Worksheet.A1" office:value-type="string">
            <text:list xml:id="list39186483" text:continue-numbering="true" text:style-name="L1">
              <text:list-item>
                <text:p text:style-name="P52">Other Assets</text:p>
              </text:list-item>
            </text:list>
          </table:table-cell>
          <table:table-cell table:style-name="Worksheet.A1" office:value-type="string">
            <text:p text:style-name="P17"/>
          </table:table-cell>
          <table:table-cell table:style-name="Worksheet.A1" office:value-type="string">
            <text:p text:style-name="P20">$ <text:span text:style-name="T40"><text:tab/></text:span></text:p>
          </table:table-cell>
        </table:table-row>
        <table:table-row>
          <table:table-cell table:style-name="Worksheet.A1" office:value-type="string">
            <text:list xml:id="list39176013" text:continue-numbering="true" text:style-name="L1">
              <text:list-item>
                <text:p text:style-name="P52">Total Asset Value For Computing Tax</text:p>
              </text:list-item>
            </text:list>
          </table:table-cell>
          <table:table-cell table:style-name="Worksheet.A1" office:value-type="string">
            <text:p text:style-name="P17"/>
          </table:table-cell>
          <table:table-cell table:style-name="Worksheet.A1" office:value-type="string">
            <text:p text:style-name="P20">$ <text:span text:style-name="T40"><text:tab/></text:span></text:p>
          </table:table-cell>
        </table:table-row>
      </table:table>
      <text:p text:style-name="P43">The fee is $50 or two-tenths of one mill on the dollar ($.0002) whichever is greater.</text:p>
      <table:table table:name="Table2" table:style-name="Table2">
        <table:table-column table:style-name="Table2.A" table:number-columns-repeated="3"/>
        <table:table-row>
          <table:table-cell table:style-name="Table2.A1" office:value-type="string">
            <text:p text:style-name="P12">For Example:</text:p>
          </table:table-cell>
          <table:table-cell table:style-name="Table2.A1" office:value-type="string">
            <text:p text:style-name="P11">Assets</text:p>
          </table:table-cell>
          <table:table-cell table:style-name="Table2.A1" office:value-type="string">
            <text:p text:style-name="P11">Fee</text:p>
          </table:table-cell>
        </table:table-row>
        <table:table-row>
          <table:table-cell table:style-name="Table2.A1" office:value-type="string">
            <text:p text:style-name="P13"/>
          </table:table-cell>
          <table:table-cell table:style-name="Table2.A1" office:value-type="string">
            <text:p text:style-name="P12">$0 - $250,000</text:p>
          </table:table-cell>
          <table:table-cell table:style-name="Table2.C2" office:value-type="currency" office:currency="USD" office:value="50">
            <text:p text:style-name="P12">$50.00</text:p>
          </table:table-cell>
        </table:table-row>
        <table:table-row>
          <table:table-cell table:style-name="Table2.A1" office:value-type="string">
            <text:p text:style-name="P10"/>
          </table:table-cell>
          <table:table-cell table:style-name="Table2.A1" office:value-type="string">
            <text:p text:style-name="P12">&gt; $250,000</text:p>
          </table:table-cell>
          <table:table-cell table:style-name="Table2.A1" office:value-type="string">
            <text:p text:style-name="P12">Multiply Total Assets by .0002</text:p>
          </table:table-cell>
        </table:table-row>
      </table:table>
      <text:p text:style-name="P23">Annual Report and License Tax Rules</text:p>
      <text:p text:style-name="P15"><text:span text:style-name="Character_20_Style_20_2"><text:span text:style-name="T14">Section I. Definitions. (a)</text:span></text:span><text:span text:style-name="T35">"Assessed value" is the taxable value of an asset subject to a Wyoming ad valorem tax as defined by W.S. 39-I t-101(a)(i) as shown on the </text:span><text:span text:style-name="T39">annual assessment schedule prepared by the County Assessor. Generally. assets which have an assessed value are reported on line 10 (buildings and </text:span><text:span text:style-name="T35">other depreciable assets) and line 12 (land) on a corporation's balance sheet. (b) </text:span><text:span text:style-name="Character_20_Style_20_2"><text:span text:style-name="T16">"Balance sheet value" is the end of tax year value of an asset entered on the company's balance sheet. Balance sheet value shall bereported as contemplated in W.S. 17-16-1630 which states:</text:span></text:span></text:p>
      <text:p text:style-name="P25"><text:span text:style-name="T17">(i)<text:tab/>"Financial information in the annual report shall be current as of the end of the corporation's fiscal year immediately preceding</text:span><text:span text:style-name="Character_20_Style_20_2"><text:span text:style-name="T18">the date the annual report is executed on behalf of the corporation."</text:span></text:span></text:p>
      <text:p text:style-name="P24"><text:span text:style-name="Character_20_Style_20_2"><text:span text:style-name="T18">(c) “Capital, property and assets" does not include the value of the corporation's stock, net worth, or the net equity of the corporation. Capital, property and assets means "total assets" from the company's balance sheet (similar to line 15 of Schedule L of IRS Form 1120 or 1120S) for the year </text:span></text:span><text:span text:style-name="Character_20_Style_20_2"><text:span text:style-name="T20">most recently ended with three EXCEPTIONS:</text:span></text:span></text:p>
      <text:p text:style-name="P25"><text:span text:style-name="T21">(i)<text:tab/>For "Depreciable assets" (line 10) use the assessed value for any asset having an assessed value (buildings or improvements) </text:span><text:span text:style-name="Character_20_Style_20_2"><text:span text:style-name="T16">and use balance sheet value less accumulated depreciation for assets with no assessed value. Depreciation shall not be deducted from "assessed value."</text:span></text:span></text:p>
      <text:p text:style-name="P25"><text:span text:style-name="T17">(ii)<text:tab/>For "Depletable assets" (line 11) like soda, coal, mineral oil, silver or gold, use the "assessed value" of the gross product from </text:span><text:span text:style-name="T19">the mine or mining claim (amount shown on Wyoming State Department of Revenue annual gross products tax return), not the balance sheet value.</text:span></text:p>
      <text:p text:style-name="P25"><text:span text:style-name="T19">(iii)<text:tab/></text:span><text:span text:style-name="T19">For "Land" (line 12) use the assessed value not the balance sheet value.</text:span></text:p>
      <text:p text:style-name="P21"><text:span text:style-name="Character_20_Style_20_2"><text:span text:style-name="T14">Section 2. Computation of License Tax.</text:span></text:span><text:span text:style-name="Character_20_Style_20_2"><text:span text:style-name="T15"> (a) </text:span></text:span><text:span text:style-name="Character_20_Style_20_2"><text:span text:style-name="T22">A corporation whose entire assets are located in Wyoming shall complete the worksheet (Appendix 1) and then apply the total asset </text:span></text:span><text:span text:style-name="Character_20_Style_20_2"><text:span text:style-name="T23">figure to the following tax schedule. A corporation whose assets are in Wyoming and in other states shall use balance sheet values for any assets located in </text:span></text:span><text:span text:style-name="Character_20_Style_20_2"><text:span text:style-name="T16">Wyoming (with the three exceptions described in Section 1 (c) of these rules) and apply the asset figure to the following tax schedule. (b) </text:span></text:span><text:span text:style-name="Character_20_Style_20_2"><text:span text:style-name="T24">The fee is $50 or two-tenths of one mill on the dollar ($.0002) whichever is greater.</text:span></text:span><text:span text:style-name="Character_20_Style_20_2"><text:span text:style-name="T25">(c) The worksheet (Appendix 1) is incorporated herein by reference. This worksheet which discloses proprietary information is not a public </text:span></text:span><text:span text:style-name="Character_20_Style_20_2"><text:span text:style-name="T16">record under the Public Records Act, W.S. 16-4-203(d)(v), and therefore is not disclosable to the public. (d) </text:span></text:span><text:span text:style-name="Character_20_Style_20_2"><text:span text:style-name="T13">The figures submitted on the Secretary of State's annual report form are public records and will he disclos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39in" fo:line-height="115%" fo:text-align="start" style:justify-single-word="false" fo:text-indent="0in" style:auto-text-indent="false" style:text-autospace="ideograph-alpha" style:vertical-align="auto"/>
      <style:text-properties style:font-name="Calibri" fo:font-size="11pt" fo:language="en" fo:country="US" style:font-name-asian="Times New Roman" style:font-size-asian="11pt" style:language-asian="en" style:country-asian="US" style:font-name-complex="Calibri" style:font-size-complex="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paragraph-properties>
        <style:tab-stops>
          <style:tab-stop style:position="3in" style:type="center"/>
          <style:tab-stop style:position="6in" style:type="right"/>
        </style:tab-stops>
      </style:paragraph-properties>
    </style:style>
    <style:style style:name="footer" style:family="paragraph" style:parent-style-name="Standard">
      <style:paragraph-properties>
        <style:tab-stops>
          <style:tab-stop style:position="3in" style:type="center"/>
          <style:tab-stop style:position="6in" style:type="right"/>
        </style:tab-stops>
      </style:paragraph-properties>
    </style:style>
    <style:style style:name="Style_20_5" style:display-name="Style 5" style:family="paragraph" style:parent-style-name="Standard">
      <style:paragraph-properties fo:margin-left="0.45in" fo:margin-right="0in" fo:margin-top="0in" fo:margin-bottom="0in" fo:line-height="88%" fo:text-indent="0in" style:auto-text-indent="false" style:text-autospace="none"/>
      <style:text-properties style:font-name="Tahoma" fo:font-size="7pt" style:font-size-asian="7pt" style:font-name-complex="Tahoma" style:font-size-complex="7pt" style:language-complex="ar" style:country-complex="SA"/>
    </style:style>
    <style:style style:name="Style_20_4" style:display-name="Style 4" style:family="paragraph" style:parent-style-name="Standard">
      <style:paragraph-properties fo:margin-top="0.0252in" fo:margin-bottom="0in" fo:line-height="100%" style:text-autospace="none"/>
      <style:text-properties style:font-name="Tahoma" fo:font-size="7pt" style:font-size-asian="7pt" style:font-name-complex="Tahoma" style:font-size-complex="7pt" style:language-complex="ar" style:country-complex="SA"/>
    </style:style>
    <style:style style:name="Style_20_10" style:display-name="Style 10" style:family="paragraph" style:parent-style-name="Standard">
      <style:paragraph-properties fo:margin-left="0.45in" fo:margin-right="0in" fo:margin-top="0in" fo:margin-bottom="0in" fo:line-height="88%" fo:text-indent="0in" style:auto-text-indent="false" style:text-autospace="none"/>
      <style:text-properties style:font-name="Tahoma" fo:font-size="7pt" style:font-size-asian="7pt" style:font-name-complex="Tahoma" style:font-size-complex="7pt" style:language-complex="ar" style:country-complex="SA"/>
    </style:style>
    <style:style style:name="Header" style:family="paragraph" style:parent-style-name="Standard" style:class="extra">
      <style:paragraph-properties text:number-lines="false" text:line-number="0">
        <style:tab-stops>
          <style:tab-stop style:position="3.2016in" style:type="center"/>
          <style:tab-stop style:position="6.4035in" style:type="right"/>
        </style:tab-stops>
      </style:paragraph-properties>
    </style:style>
    <style:style style:name="Footer" style:family="paragraph" style:parent-style-name="Standard" style:class="extra">
      <style:paragraph-properties text:number-lines="false" text:line-number="0">
        <style:tab-stops>
          <style:tab-stop style:position="3.2016in" style:type="center"/>
          <style:tab-stop style:position="6.403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ttleprint" style:family="paragraph" style:parent-style-name="Standard" style:class="text">
      <style:paragraph-properties fo:margin-left="0.448in" fo:margin-right="0in" fo:margin-top="0in" fo:margin-bottom="0in" fo:line-height="100%" fo:text-indent="-0.25in" style:auto-text-indent="false" style:writing-mode="lr-tb">
        <style:tab-stops>
          <style:tab-stop style:position="-0.0102in"/>
        </style:tab-stops>
      </style:paragraph-properties>
      <style:text-properties style:font-name="Arial" fo:font-size="7pt" style:font-size-asian="7pt" style:font-size-complex="7pt"/>
    </style:style>
    <style:style style:name="RTF_5f_Num_20_2_20_1" style:display-name="RTF_Num 2 1" style:family="text">
      <style:text-properties style:font-name="Tahoma" fo:font-size="8pt" fo:letter-spacing="0.0209in" style:font-name-asian="Tahoma" style:font-size-asian="8pt" style:font-name-complex="Tahoma" style:font-size-complex="8pt"/>
    </style:style>
    <style:style style:name="RTF_5f_Num_20_3_20_1" style:display-name="RTF_Num 3 1" style:family="text">
      <style:text-properties style:font-name="Verdana" fo:font-size="9.5pt" fo:letter-spacing="-0.0016in" fo:font-weight="normal" style:font-name-asian="Verdana" style:font-size-asian="9.5pt" style:font-weight-asian="normal" style:font-name-complex="Verdana" style:font-size-complex="9.5pt" style:font-weight-complex="normal"/>
    </style:style>
    <style:style style:name="RTF_5f_Num_20_4_20_1" style:display-name="RTF_Num 4 1" style:family="text">
      <style:text-properties style:font-name="Tahoma" fo:font-size="7pt" fo:letter-spacing="0.0047in" style:font-name-asian="Tahoma" style:font-size-asian="7pt" style:font-name-complex="Tahoma" style:font-size-complex="7pt"/>
    </style:style>
    <style:style style:name="RTF_5f_Num_20_5_20_1" style:display-name="RTF_Num 5 1" style:family="text">
      <style:text-properties style:font-name="Tahoma" fo:font-size="8pt" fo:letter-spacing="0.0181in" style:font-name-asian="Tahoma" style:font-size-asian="8pt" style:font-name-complex="Tahoma" style:font-size-complex="8pt"/>
    </style:style>
    <style:style style:name="RTF_5f_Num_20_6_20_1" style:display-name="RTF_Num 6 1" style:family="text">
      <style:text-properties style:font-name="Tahoma" fo:font-size="8pt" fo:letter-spacing="0.028in" style:font-name-asian="Tahoma" style:font-size-asian="8pt" style:font-name-complex="Tahoma" style:font-size-complex="8pt"/>
    </style:style>
    <style:style style:name="RTF_5f_Num_20_7_20_1" style:display-name="RTF_Num 7 1" style:family="text">
      <style:text-properties style:font-name="Tahoma" fo:font-size="8pt" fo:letter-spacing="0.0236in" style:font-name-asian="Tahoma" style:font-size-asian="8pt" style:font-name-complex="Tahoma" style:font-size-complex="8pt"/>
    </style:style>
    <style:style style:name="RTF_5f_Num_20_8_20_1" style:display-name="RTF_Num 8 1" style:family="text">
      <style:text-properties style:font-name="Tahoma" fo:font-size="7pt" fo:letter-spacing="0.0071in" style:font-name-asian="Tahoma" style:font-size-asian="7pt" style:font-name-complex="Tahoma" style:font-size-complex="7pt"/>
    </style:style>
    <style:style style:name="RTF_5f_Num_20_9_20_1" style:display-name="RTF_Num 9 1" style:family="text">
      <style:text-properties style:font-name="Verdana" fo:font-size="9.5pt" fo:letter-spacing="0.0008in" style:font-name-asian="Verdana" style:font-size-asian="9.5pt" style:font-name-complex="Verdana" style:font-size-complex="9.5pt"/>
    </style:style>
    <style:style style:name="Default_20_Paragraph_20_Font" style:display-name="Default Paragraph Font" style:family="text"/>
    <style:style style:name="Header_20_Char" style:display-name="Header Char" style:family="text" style:parent-style-name="Default_20_Paragraph_20_Font">
      <style:text-properties style:font-name-asian="Times New Roman" style:font-name-complex="Times New Roman"/>
    </style:style>
    <style:style style:name="Footer_20_Char" style:display-name="Footer Char" style:family="text" style:parent-style-name="Default_20_Paragraph_20_Font">
      <style:text-properties style:font-name-asian="Times New Roman" style:font-name-complex="Times New Roman"/>
    </style:style>
    <style:style style:name="Character_20_Style_20_1" style:display-name="Character Style 1" style:family="text">
      <style:text-properties style:font-name="Verdana" fo:font-size="9.5pt" style:font-name-asian="Verdana" style:font-size-asian="9.5pt" style:font-name-complex="Verdana" style:font-size-complex="9.5pt"/>
    </style:style>
    <style:style style:name="Character_20_Style_20_2" style:display-name="Character Style 2" style:family="text">
      <style:text-properties style:font-name="Tahoma" fo:font-size="7pt" style:font-name-asian="Tahoma" style:font-size-asian="7pt" style:font-name-complex="Tahoma" style:font-size-complex="7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Arial"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5" style:display-name="Numbering 5">
      <text:list-level-style-number text:level="1" text:style-name="Numbering_20_Symbols" style:num-prefix="(" style:num-suffix=")" style:num-format="a">
        <style:list-level-properties text:list-level-position-and-space-mode="label-alignment">
          <style:list-level-label-alignment text:label-followed-by="listtab" text:list-tab-stop-position="0.698in" fo:text-indent="-0.25in" fo:margin-left="0.698in"/>
        </style:list-level-properties>
      </text:list-level-style-number>
      <text:list-level-style-number text:level="2" text:style-name="Numbering_20_Symbols" style:num-prefix="(" style:num-suffix=")" style:num-format="i">
        <style:list-level-properties text:list-level-position-and-space-mode="label-alignment">
          <style:list-level-label-alignment text:label-followed-by="listtab" text:list-tab-stop-position="0.948in" fo:text-indent="-0.25in" fo:margin-left="0.948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198in" fo:text-indent="-0.25in" fo:margin-left="1.198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448in" fo:text-indent="-0.25in" fo:margin-left="1.448in"/>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1.698in" fo:text-indent="-0.25in" fo:margin-left="1.698in"/>
        </style:list-level-properties>
        <style:text-properties style:font-name="StarSymbol"/>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1.948in" fo:text-indent="-0.25in" fo:margin-left="1.948in"/>
        </style:list-level-properties>
        <style:text-properties style:font-name="StarSymbol"/>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2.198in" fo:text-indent="-0.25in" fo:margin-left="2.198in"/>
        </style:list-level-properties>
        <style:text-properties style:font-name="StarSymbol"/>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2.448in" fo:text-indent="-0.25in" fo:margin-left="2.448in"/>
        </style:list-level-properties>
        <style:text-properties style:font-name="StarSymbol"/>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2.698in" fo:text-indent="-0.25in" fo:margin-left="2.698in"/>
        </style:list-level-properties>
        <style:text-properties style:font-name="StarSymbol"/>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2.948in" fo:text-indent="-0.25in" fo:margin-left="2.948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RTF_5f_Num_20_2" style:display-name="RTF_Num 2" text:consecutive-numbering="true">
      <text:list-level-style-number text:level="1" text:style-name="RTF_5f_Num_20_2_20_1" style:num-suffix="." style:num-format="1" text:start-value="3">
        <style:list-level-properties/>
      </text:list-level-style-number>
      <text:list-level-style-number text:level="2" text:style-name="RTF_5f_Num_20_2_20_1" style:num-suffix="." style:num-format="1" text:start-value="3">
        <style:list-level-properties/>
      </text:list-level-style-number>
      <text:list-level-style-number text:level="3" text:style-name="RTF_5f_Num_20_2_20_1" style:num-suffix="." style:num-format="1" text:start-value="3">
        <style:list-level-properties/>
      </text:list-level-style-number>
      <text:list-level-style-number text:level="4" text:style-name="RTF_5f_Num_20_2_20_1" style:num-suffix="." style:num-format="1" text:start-value="3">
        <style:list-level-properties/>
      </text:list-level-style-number>
      <text:list-level-style-number text:level="5" text:style-name="RTF_5f_Num_20_2_20_1" style:num-suffix="." style:num-format="1" text:start-value="3">
        <style:list-level-properties/>
      </text:list-level-style-number>
      <text:list-level-style-number text:level="6" text:style-name="RTF_5f_Num_20_2_20_1" style:num-suffix="." style:num-format="1" text:start-value="3">
        <style:list-level-properties/>
      </text:list-level-style-number>
      <text:list-level-style-number text:level="7" text:style-name="RTF_5f_Num_20_2_20_1" style:num-suffix="." style:num-format="1" text:start-value="3">
        <style:list-level-properties/>
      </text:list-level-style-number>
      <text:list-level-style-number text:level="8" text:style-name="RTF_5f_Num_20_2_20_1" style:num-suffix="." style:num-format="1" text:start-value="3">
        <style:list-level-properties/>
      </text:list-level-style-number>
      <text:list-level-style-number text:level="9" text:style-name="RTF_5f_Num_20_2_20_1" style:num-suffix="." style:num-format="1" text:start-value="3">
        <style:list-level-properties/>
      </text:list-level-style-number>
      <text:list-level-style-number text:level="10" text:style-name="RTF_5f_Num_20_2_20_1" style:num-suffix="." style:num-format="1" text:start-value="3">
        <style:list-level-properties/>
      </text:list-level-style-number>
    </text:list-style>
    <text:list-style style:name="RTF_5f_Num_20_3" style:display-name="RTF_Num 3" text:consecutive-numbering="true">
      <text:list-level-style-number text:level="1" text:style-name="RTF_5f_Num_20_3_20_1" style:num-suffix="." style:num-format="1">
        <style:list-level-properties text:space-before="0.3in"/>
      </text:list-level-style-number>
      <text:list-level-style-number text:level="2" text:style-name="RTF_5f_Num_20_3_20_1" style:num-suffix="." style:num-format="1">
        <style:list-level-properties text:space-before="0.6in"/>
      </text:list-level-style-number>
      <text:list-level-style-number text:level="3" text:style-name="RTF_5f_Num_20_3_20_1" style:num-suffix="." style:num-format="1">
        <style:list-level-properties text:space-before="0.9in"/>
      </text:list-level-style-number>
      <text:list-level-style-number text:level="4" text:style-name="RTF_5f_Num_20_3_20_1" style:num-suffix="." style:num-format="1">
        <style:list-level-properties text:space-before="1.2in"/>
      </text:list-level-style-number>
      <text:list-level-style-number text:level="5" text:style-name="RTF_5f_Num_20_3_20_1" style:num-suffix="." style:num-format="1">
        <style:list-level-properties text:space-before="1.5in"/>
      </text:list-level-style-number>
      <text:list-level-style-number text:level="6" text:style-name="RTF_5f_Num_20_3_20_1" style:num-suffix="." style:num-format="1">
        <style:list-level-properties text:space-before="1.8in"/>
      </text:list-level-style-number>
      <text:list-level-style-number text:level="7" text:style-name="RTF_5f_Num_20_3_20_1" style:num-suffix="." style:num-format="1">
        <style:list-level-properties text:space-before="2.1in"/>
      </text:list-level-style-number>
      <text:list-level-style-number text:level="8" text:style-name="RTF_5f_Num_20_3_20_1" style:num-suffix="." style:num-format="1">
        <style:list-level-properties text:space-before="2.4in"/>
      </text:list-level-style-number>
      <text:list-level-style-number text:level="9" text:style-name="RTF_5f_Num_20_3_20_1" style:num-suffix="." style:num-format="1">
        <style:list-level-properties text:space-before="2.7in"/>
      </text:list-level-style-number>
      <text:list-level-style-number text:level="10" text:style-name="RTF_5f_Num_20_3_20_1" style:num-suffix="." style:num-format="1">
        <style:list-level-properties text:space-before="3in"/>
      </text:list-level-style-number>
    </text:list-style>
    <text:list-style style:name="RTF_5f_Num_20_4" style:display-name="RTF_Num 4" text:consecutive-numbering="true">
      <text:list-level-style-number text:level="1" text:style-name="RTF_5f_Num_20_4_20_1" style:num-suffix=")" style:num-format="i">
        <style:list-level-properties text:space-before="0.9in"/>
      </text:list-level-style-number>
      <text:list-level-style-number text:level="2" text:style-name="RTF_5f_Num_20_4_20_1" style:num-suffix=")" style:num-format="i">
        <style:list-level-properties text:space-before="1.35in"/>
      </text:list-level-style-number>
      <text:list-level-style-number text:level="3" text:style-name="RTF_5f_Num_20_4_20_1" style:num-suffix=")" style:num-format="i">
        <style:list-level-properties text:space-before="1.8in"/>
      </text:list-level-style-number>
      <text:list-level-style-number text:level="4" text:style-name="RTF_5f_Num_20_4_20_1" style:num-suffix=")" style:num-format="i">
        <style:list-level-properties text:space-before="2.25in"/>
      </text:list-level-style-number>
      <text:list-level-style-number text:level="5" text:style-name="RTF_5f_Num_20_4_20_1" style:num-suffix=")" style:num-format="i">
        <style:list-level-properties text:space-before="2.7in"/>
      </text:list-level-style-number>
      <text:list-level-style-number text:level="6" text:style-name="RTF_5f_Num_20_4_20_1" style:num-suffix=")" style:num-format="i">
        <style:list-level-properties text:space-before="3.15in"/>
      </text:list-level-style-number>
      <text:list-level-style-number text:level="7" text:style-name="RTF_5f_Num_20_4_20_1" style:num-suffix=")" style:num-format="i">
        <style:list-level-properties text:space-before="3.6in"/>
      </text:list-level-style-number>
      <text:list-level-style-number text:level="8" text:style-name="RTF_5f_Num_20_4_20_1" style:num-suffix=")" style:num-format="i">
        <style:list-level-properties text:space-before="4.05in"/>
      </text:list-level-style-number>
      <text:list-level-style-number text:level="9" text:style-name="RTF_5f_Num_20_4_20_1" style:num-suffix=")" style:num-format="i">
        <style:list-level-properties text:space-before="4.5in"/>
      </text:list-level-style-number>
      <text:list-level-style-number text:level="10" text:style-name="RTF_5f_Num_20_4_20_1" style:num-suffix=")" style:num-format="i">
        <style:list-level-properties text:space-before="4.95in"/>
      </text:list-level-style-number>
    </text:list-style>
    <text:list-style style:name="RTF_5f_Num_20_5" style:display-name="RTF_Num 5" text:consecutive-numbering="true">
      <text:list-level-style-number text:level="1" text:style-name="RTF_5f_Num_20_5_20_1" style:num-suffix="." style:num-format="a" style:num-letter-sync="true">
        <style:list-level-properties/>
      </text:list-level-style-number>
      <text:list-level-style-number text:level="2" text:style-name="RTF_5f_Num_20_5_20_1" style:num-suffix="." style:num-format="a" style:num-letter-sync="true">
        <style:list-level-properties/>
      </text:list-level-style-number>
      <text:list-level-style-number text:level="3" text:style-name="RTF_5f_Num_20_5_20_1" style:num-suffix="." style:num-format="a" style:num-letter-sync="true">
        <style:list-level-properties/>
      </text:list-level-style-number>
      <text:list-level-style-number text:level="4" text:style-name="RTF_5f_Num_20_5_20_1" style:num-suffix="." style:num-format="a" style:num-letter-sync="true">
        <style:list-level-properties/>
      </text:list-level-style-number>
      <text:list-level-style-number text:level="5" text:style-name="RTF_5f_Num_20_5_20_1" style:num-suffix="." style:num-format="a" style:num-letter-sync="true">
        <style:list-level-properties/>
      </text:list-level-style-number>
      <text:list-level-style-number text:level="6" text:style-name="RTF_5f_Num_20_5_20_1" style:num-suffix="." style:num-format="a" style:num-letter-sync="true">
        <style:list-level-properties/>
      </text:list-level-style-number>
      <text:list-level-style-number text:level="7" text:style-name="RTF_5f_Num_20_5_20_1" style:num-suffix="." style:num-format="a" style:num-letter-sync="true">
        <style:list-level-properties/>
      </text:list-level-style-number>
      <text:list-level-style-number text:level="8" text:style-name="RTF_5f_Num_20_5_20_1" style:num-suffix="." style:num-format="a" style:num-letter-sync="true">
        <style:list-level-properties/>
      </text:list-level-style-number>
      <text:list-level-style-number text:level="9" text:style-name="RTF_5f_Num_20_5_20_1" style:num-suffix="." style:num-format="a" style:num-letter-sync="true">
        <style:list-level-properties/>
      </text:list-level-style-number>
      <text:list-level-style-number text:level="10" text:style-name="RTF_5f_Num_20_5_20_1" style:num-suffix="." style:num-format="a" style:num-letter-sync="true">
        <style:list-level-properties/>
      </text:list-level-style-number>
    </text:list-style>
    <text:list-style style:name="RTF_5f_Num_20_6" style:display-name="RTF_Num 6" text:consecutive-numbering="true">
      <text:list-level-style-number text:level="1" text:style-name="RTF_5f_Num_20_6_20_1" style:num-suffix="." style:num-format="1" text:start-value="14">
        <style:list-level-properties/>
      </text:list-level-style-number>
      <text:list-level-style-number text:level="2" text:style-name="RTF_5f_Num_20_6_20_1" style:num-suffix="." style:num-format="1" text:start-value="14">
        <style:list-level-properties/>
      </text:list-level-style-number>
      <text:list-level-style-number text:level="3" text:style-name="RTF_5f_Num_20_6_20_1" style:num-suffix="." style:num-format="1" text:start-value="14">
        <style:list-level-properties/>
      </text:list-level-style-number>
      <text:list-level-style-number text:level="4" text:style-name="RTF_5f_Num_20_6_20_1" style:num-suffix="." style:num-format="1" text:start-value="14">
        <style:list-level-properties/>
      </text:list-level-style-number>
      <text:list-level-style-number text:level="5" text:style-name="RTF_5f_Num_20_6_20_1" style:num-suffix="." style:num-format="1" text:start-value="14">
        <style:list-level-properties/>
      </text:list-level-style-number>
      <text:list-level-style-number text:level="6" text:style-name="RTF_5f_Num_20_6_20_1" style:num-suffix="." style:num-format="1" text:start-value="14">
        <style:list-level-properties/>
      </text:list-level-style-number>
      <text:list-level-style-number text:level="7" text:style-name="RTF_5f_Num_20_6_20_1" style:num-suffix="." style:num-format="1" text:start-value="14">
        <style:list-level-properties/>
      </text:list-level-style-number>
      <text:list-level-style-number text:level="8" text:style-name="RTF_5f_Num_20_6_20_1" style:num-suffix="." style:num-format="1" text:start-value="14">
        <style:list-level-properties/>
      </text:list-level-style-number>
      <text:list-level-style-number text:level="9" text:style-name="RTF_5f_Num_20_6_20_1" style:num-suffix="." style:num-format="1" text:start-value="14">
        <style:list-level-properties/>
      </text:list-level-style-number>
      <text:list-level-style-number text:level="10" text:style-name="RTF_5f_Num_20_6_20_1" style:num-suffix="." style:num-format="1" text:start-value="14">
        <style:list-level-properties/>
      </text:list-level-style-number>
    </text:list-style>
    <text:list-style style:name="RTF_5f_Num_20_7" style:display-name="RTF_Num 7" text:consecutive-numbering="true">
      <text:list-level-style-number text:level="1" text:style-name="RTF_5f_Num_20_7_20_1" style:num-prefix="1" style:num-suffix="." style:num-format="a" style:num-letter-sync="true">
        <style:list-level-properties/>
      </text:list-level-style-number>
      <text:list-level-style-number text:level="2" text:style-name="RTF_5f_Num_20_7_20_1" style:num-prefix="1" style:num-suffix="." style:num-format="a" style:num-letter-sync="true">
        <style:list-level-properties/>
      </text:list-level-style-number>
      <text:list-level-style-number text:level="3" text:style-name="RTF_5f_Num_20_7_20_1" style:num-prefix="1" style:num-suffix="." style:num-format="a" style:num-letter-sync="true">
        <style:list-level-properties/>
      </text:list-level-style-number>
      <text:list-level-style-number text:level="4" text:style-name="RTF_5f_Num_20_7_20_1" style:num-prefix="1" style:num-suffix="." style:num-format="a" style:num-letter-sync="true">
        <style:list-level-properties/>
      </text:list-level-style-number>
      <text:list-level-style-number text:level="5" text:style-name="RTF_5f_Num_20_7_20_1" style:num-prefix="1" style:num-suffix="." style:num-format="a" style:num-letter-sync="true">
        <style:list-level-properties/>
      </text:list-level-style-number>
      <text:list-level-style-number text:level="6" text:style-name="RTF_5f_Num_20_7_20_1" style:num-prefix="1" style:num-suffix="." style:num-format="a" style:num-letter-sync="true">
        <style:list-level-properties/>
      </text:list-level-style-number>
      <text:list-level-style-number text:level="7" text:style-name="RTF_5f_Num_20_7_20_1" style:num-prefix="1" style:num-suffix="." style:num-format="a" style:num-letter-sync="true">
        <style:list-level-properties/>
      </text:list-level-style-number>
      <text:list-level-style-number text:level="8" text:style-name="RTF_5f_Num_20_7_20_1" style:num-prefix="1" style:num-suffix="." style:num-format="a" style:num-letter-sync="true">
        <style:list-level-properties/>
      </text:list-level-style-number>
      <text:list-level-style-number text:level="9" text:style-name="RTF_5f_Num_20_7_20_1" style:num-prefix="1" style:num-suffix="." style:num-format="a" style:num-letter-sync="true">
        <style:list-level-properties/>
      </text:list-level-style-number>
      <text:list-level-style-number text:level="10" text:style-name="RTF_5f_Num_20_7_20_1" style:num-prefix="1" style:num-suffix="." style:num-format="a" style:num-letter-sync="true">
        <style:list-level-properties/>
      </text:list-level-style-number>
    </text:list-style>
    <text:list-style style:name="RTF_5f_Num_20_8" style:display-name="RTF_Num 8" text:consecutive-numbering="true">
      <text:list-level-style-number text:level="1" text:style-name="RTF_5f_Num_20_8_20_1" style:num-suffix=")" style:num-format="a" style:num-letter-sync="true">
        <style:list-level-properties text:space-before="0.45in"/>
      </text:list-level-style-number>
      <text:list-level-style-number text:level="2" text:style-name="RTF_5f_Num_20_8_20_1" style:num-suffix=")" style:num-format="a" style:num-letter-sync="true">
        <style:list-level-properties text:space-before="0.9in"/>
      </text:list-level-style-number>
      <text:list-level-style-number text:level="3" text:style-name="RTF_5f_Num_20_8_20_1" style:num-suffix=")" style:num-format="a" style:num-letter-sync="true">
        <style:list-level-properties text:space-before="1.35in"/>
      </text:list-level-style-number>
      <text:list-level-style-number text:level="4" text:style-name="RTF_5f_Num_20_8_20_1" style:num-suffix=")" style:num-format="a" style:num-letter-sync="true">
        <style:list-level-properties text:space-before="1.8in"/>
      </text:list-level-style-number>
      <text:list-level-style-number text:level="5" text:style-name="RTF_5f_Num_20_8_20_1" style:num-suffix=")" style:num-format="a" style:num-letter-sync="true">
        <style:list-level-properties text:space-before="2.25in"/>
      </text:list-level-style-number>
      <text:list-level-style-number text:level="6" text:style-name="RTF_5f_Num_20_8_20_1" style:num-suffix=")" style:num-format="a" style:num-letter-sync="true">
        <style:list-level-properties text:space-before="2.7in"/>
      </text:list-level-style-number>
      <text:list-level-style-number text:level="7" text:style-name="RTF_5f_Num_20_8_20_1" style:num-suffix=")" style:num-format="a" style:num-letter-sync="true">
        <style:list-level-properties text:space-before="3.15in"/>
      </text:list-level-style-number>
      <text:list-level-style-number text:level="8" text:style-name="RTF_5f_Num_20_8_20_1" style:num-suffix=")" style:num-format="a" style:num-letter-sync="true">
        <style:list-level-properties text:space-before="3.6in"/>
      </text:list-level-style-number>
      <text:list-level-style-number text:level="9" text:style-name="RTF_5f_Num_20_8_20_1" style:num-suffix=")" style:num-format="a" style:num-letter-sync="true">
        <style:list-level-properties text:space-before="4.05in"/>
      </text:list-level-style-number>
      <text:list-level-style-number text:level="10" text:style-name="RTF_5f_Num_20_8_20_1" style:num-suffix=")" style:num-format="a" style:num-letter-sync="true">
        <style:list-level-properties text:space-before="4.5in"/>
      </text:list-level-style-number>
    </text:list-style>
    <text:list-style style:name="RTF_5f_Num_20_9" style:display-name="RTF_Num 9" text:consecutive-numbering="true">
      <text:list-level-style-number text:level="1" text:style-name="RTF_5f_Num_20_9_20_1" style:num-suffix="." style:num-format="1">
        <style:list-level-properties text:space-before="0.15in"/>
      </text:list-level-style-number>
      <text:list-level-style-number text:level="2" text:style-name="RTF_5f_Num_20_9_20_1" style:num-suffix="." style:num-format="1">
        <style:list-level-properties text:space-before="0.3in"/>
      </text:list-level-style-number>
      <text:list-level-style-number text:level="3" text:style-name="RTF_5f_Num_20_9_20_1" style:num-suffix="." style:num-format="1">
        <style:list-level-properties text:space-before="0.45in"/>
      </text:list-level-style-number>
      <text:list-level-style-number text:level="4" text:style-name="RTF_5f_Num_20_9_20_1" style:num-suffix="." style:num-format="1">
        <style:list-level-properties text:space-before="0.6in"/>
      </text:list-level-style-number>
      <text:list-level-style-number text:level="5" text:style-name="RTF_5f_Num_20_9_20_1" style:num-suffix="." style:num-format="1">
        <style:list-level-properties text:space-before="0.75in"/>
      </text:list-level-style-number>
      <text:list-level-style-number text:level="6" text:style-name="RTF_5f_Num_20_9_20_1" style:num-suffix="." style:num-format="1">
        <style:list-level-properties text:space-before="0.9in"/>
      </text:list-level-style-number>
      <text:list-level-style-number text:level="7" text:style-name="RTF_5f_Num_20_9_20_1" style:num-suffix="." style:num-format="1">
        <style:list-level-properties text:space-before="1.05in"/>
      </text:list-level-style-number>
      <text:list-level-style-number text:level="8" text:style-name="RTF_5f_Num_20_9_20_1" style:num-suffix="." style:num-format="1">
        <style:list-level-properties text:space-before="1.2in"/>
      </text:list-level-style-number>
      <text:list-level-style-number text:level="9" text:style-name="RTF_5f_Num_20_9_20_1" style:num-suffix="." style:num-format="1">
        <style:list-level-properties text:space-before="1.35in"/>
      </text:list-level-style-number>
      <text:list-level-style-number text:level="10" text:style-name="RTF_5f_Num_20_9_20_1" style:num-suffix="." style:num-format="1">
        <style:list-level-properties text:space-before="1.5in"/>
      </text:list-level-style-number>
    </text:list-style>
    <text:list-style style:name="RTF_5f_Num_20_10" style:display-name="RTF_Num 10" text:consecutive-numbering="true">
      <text:list-level-style-number text:level="1" text:style-name="RTF_5f_Num_20_3_20_1" style:num-suffix="." style:num-format="1" text:start-value="0">
        <style:list-level-properties text:space-before="0.3in"/>
      </text:list-level-style-number>
      <text:list-level-style-number text:level="2" text:style-name="RTF_5f_Num_20_3_20_1" style:num-suffix="." style:num-format="1">
        <style:list-level-properties text:space-before="0.6in"/>
      </text:list-level-style-number>
      <text:list-level-style-number text:level="3" text:style-name="RTF_5f_Num_20_3_20_1" style:num-suffix="." style:num-format="1">
        <style:list-level-properties text:space-before="0.9in"/>
      </text:list-level-style-number>
      <text:list-level-style-number text:level="4" text:style-name="RTF_5f_Num_20_3_20_1" style:num-suffix="." style:num-format="1">
        <style:list-level-properties text:space-before="1.2in"/>
      </text:list-level-style-number>
      <text:list-level-style-number text:level="5" text:style-name="RTF_5f_Num_20_3_20_1" style:num-suffix="." style:num-format="1">
        <style:list-level-properties text:space-before="1.5in"/>
      </text:list-level-style-number>
      <text:list-level-style-number text:level="6" text:style-name="RTF_5f_Num_20_3_20_1" style:num-suffix="." style:num-format="1">
        <style:list-level-properties text:space-before="1.8in"/>
      </text:list-level-style-number>
      <text:list-level-style-number text:level="7" text:style-name="RTF_5f_Num_20_3_20_1" style:num-suffix="." style:num-format="1">
        <style:list-level-properties text:space-before="2.1in"/>
      </text:list-level-style-number>
      <text:list-level-style-number text:level="8" text:style-name="RTF_5f_Num_20_3_20_1" style:num-suffix="." style:num-format="1">
        <style:list-level-properties text:space-before="2.4in"/>
      </text:list-level-style-number>
      <text:list-level-style-number text:level="9" text:style-name="RTF_5f_Num_20_3_20_1" style:num-suffix="." style:num-format="1">
        <style:list-level-properties text:space-before="2.7in"/>
      </text:list-level-style-number>
      <text:list-level-style-number text:level="10" text:style-name="RTF_5f_Num_20_3_20_1" style:num-suffix="." style:num-format="1">
        <style:list-level-properties text:space-before="3in"/>
      </text:list-level-style-number>
    </text:list-style>
    <text:list-style style:name="RTF_5f_Num_20_11" style:display-name="RTF_Num 11" text:consecutive-numbering="true">
      <text:list-level-style-number text:level="1" text:style-name="RTF_5f_Num_20_2_20_1" style:num-suffix="." style:num-format="1" text:start-value="0">
        <style:list-level-properties/>
      </text:list-level-style-number>
      <text:list-level-style-number text:level="2" text:style-name="RTF_5f_Num_20_2_20_1" style:num-suffix="." style:num-format="1" text:start-value="3">
        <style:list-level-properties/>
      </text:list-level-style-number>
      <text:list-level-style-number text:level="3" text:style-name="RTF_5f_Num_20_2_20_1" style:num-suffix="." style:num-format="1" text:start-value="3">
        <style:list-level-properties/>
      </text:list-level-style-number>
      <text:list-level-style-number text:level="4" text:style-name="RTF_5f_Num_20_2_20_1" style:num-suffix="." style:num-format="1" text:start-value="3">
        <style:list-level-properties/>
      </text:list-level-style-number>
      <text:list-level-style-number text:level="5" text:style-name="RTF_5f_Num_20_2_20_1" style:num-suffix="." style:num-format="1" text:start-value="3">
        <style:list-level-properties/>
      </text:list-level-style-number>
      <text:list-level-style-number text:level="6" text:style-name="RTF_5f_Num_20_2_20_1" style:num-suffix="." style:num-format="1" text:start-value="3">
        <style:list-level-properties/>
      </text:list-level-style-number>
      <text:list-level-style-number text:level="7" text:style-name="RTF_5f_Num_20_2_20_1" style:num-suffix="." style:num-format="1" text:start-value="3">
        <style:list-level-properties/>
      </text:list-level-style-number>
      <text:list-level-style-number text:level="8" text:style-name="RTF_5f_Num_20_2_20_1" style:num-suffix="." style:num-format="1" text:start-value="3">
        <style:list-level-properties/>
      </text:list-level-style-number>
      <text:list-level-style-number text:level="9" text:style-name="RTF_5f_Num_20_2_20_1" style:num-suffix="." style:num-format="1" text:start-value="3">
        <style:list-level-properties/>
      </text:list-level-style-number>
      <text:list-level-style-number text:level="10" text:style-name="RTF_5f_Num_20_2_20_1" style:num-suffix="." style:num-format="1" text:start-value="3">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7516in" fo:margin-right="0.75in" fo:border="none" fo:padding="0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5in" fo:margin-right="0.7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vogt</meta:initial-creator>
    <dc:creator>Keith Vogt</dc:creator>
    <meta:creation-date>2011-01-08T21:03:00</meta:creation-date>
    <dc:date>2011-10-13T19:04:38.01</dc:date>
    <meta:print-date>2011-01-09T12:51:14.04</meta:print-date>
    <meta:generator>OpenOffice.org/3.3$Win32 OpenOffice.org_project/330m20$Build-9567</meta:generator>
    <meta:editing-duration>PT15H50M8S</meta:editing-duration>
    <meta:editing-cycles>19</meta:editing-cycles>
    <meta:printed-by>Keith Vogt</meta:printed-by>
    <meta:document-statistic meta:table-count="3" meta:image-count="0" meta:object-count="0" meta:page-count="2" meta:paragraph-count="87" meta:word-count="879" meta:character-count="6189"/>
  </office:meta>
</office:document-meta>
</file>